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22"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0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404" style:family="paragraph" style:parent-style-name="Standard">
      <style:paragraph-properties style:line-height-at-least="0.423cm"/>
      <style:text-properties officeooo:paragraph-rsid="010dff07"/>
    </style:style>
    <style:style style:name="P405" style:family="paragraph" style:parent-style-name="Standard">
      <style:paragraph-properties style:line-height-at-least="0.423cm"/>
      <style:text-properties officeooo:paragraph-rsid="01143efa"/>
    </style:style>
    <style:style style:name="P406" style:family="paragraph" style:parent-style-name="Standard">
      <style:paragraph-properties style:line-height-at-least="0.423cm"/>
      <style:text-properties officeooo:paragraph-rsid="011625ac"/>
    </style:style>
    <style:style style:name="P407" style:family="paragraph" style:parent-style-name="Standard">
      <style:paragraph-properties style:line-height-at-least="0.423cm"/>
      <style:text-properties officeooo:paragraph-rsid="0117c7f4"/>
    </style:style>
    <style:style style:name="P408" style:family="paragraph" style:parent-style-name="Standard">
      <style:paragraph-properties style:line-height-at-least="0.423cm"/>
      <style:text-properties officeooo:paragraph-rsid="01195921"/>
    </style:style>
    <style:style style:name="P409" style:family="paragraph" style:parent-style-name="Standard">
      <style:paragraph-properties style:line-height-at-least="0.423cm"/>
      <style:text-properties officeooo:rsid="0117c7f4" officeooo:paragraph-rsid="01195921"/>
    </style:style>
    <style:style style:name="P410" style:family="paragraph" style:parent-style-name="Standard" style:list-style-name="L1">
      <style:text-properties officeooo:rsid="000b74d4" officeooo:paragraph-rsid="000b74d4"/>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4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4a28b" officeooo:paragraph-rsid="0154a28b" style:font-weight-asian="bold" style:font-weight-complex="bold"/>
    </style:style>
    <style:style style:name="P4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4a28b" officeooo:paragraph-rsid="015b7049" style:font-weight-asian="bold" style:font-weight-complex="bold"/>
    </style:style>
    <style:style style:name="P4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4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4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4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4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weight="normal" officeooo:rsid="01325c17"/>
    </style:style>
    <style:style style:name="T35" style:family="text">
      <style:text-properties fo:font-weight="normal" officeooo:rsid="01377426"/>
    </style:style>
    <style:style style:name="T36" style:family="text">
      <style:text-properties fo:font-weight="normal" officeooo:rsid="01578d82"/>
    </style:style>
    <style:style style:name="T37" style:family="text">
      <style:text-properties fo:font-weight="normal" officeooo:rsid="015b7049"/>
    </style:style>
    <style:style style:name="T38" style:family="text">
      <style:text-properties fo:font-variant="normal" fo:text-transform="none" fo:color="#505050" style:font-name="OpenSans" fo:font-size="9pt" fo:letter-spacing="normal" fo:font-style="normal"/>
    </style:style>
    <style:style style:name="T39" style:family="text">
      <style:text-properties fo:font-variant="normal" fo:text-transform="none" fo:color="#505050" style:font-name="OpenSans" fo:font-size="9pt" fo:letter-spacing="normal" fo:font-style="normal" fo:background-color="#fffffe" loext:char-shading-value="0"/>
    </style:style>
    <style:style style:name="T40" style:family="text">
      <style:text-properties fo:font-variant="normal" fo:text-transform="none" fo:color="#505050" style:font-name="OpenSans" fo:font-size="9pt" fo:letter-spacing="normal" fo:font-style="normal" officeooo:rsid="002062ee" fo:background-color="#fffffe" loext:char-shading-value="0"/>
    </style:style>
    <style:style style:name="T41" style:family="text">
      <style:text-properties fo:font-variant="normal" fo:text-transform="none" fo:color="#505050" style:font-name="OpenSans" fo:font-size="9pt" fo:letter-spacing="normal" fo:font-style="normal" officeooo:rsid="0023a7a1" fo:background-color="#fffffe" loext:char-shading-value="0"/>
    </style:style>
    <style:style style:name="T42" style:family="text">
      <style:text-properties fo:font-variant="normal" fo:text-transform="none" fo:color="#505050" style:font-name="OpenSans" fo:font-size="9pt" fo:letter-spacing="normal" fo:font-style="normal" officeooo:rsid="0027518e" fo:background-color="#fffffe" loext:char-shading-value="0"/>
    </style:style>
    <style:style style:name="T43" style:family="text">
      <style:text-properties fo:font-variant="normal" fo:text-transform="none" fo:color="#505050" style:font-name="OpenSans" fo:font-size="9pt" fo:letter-spacing="normal" fo:font-style="normal" officeooo:rsid="0030b615" fo:background-color="#fffffe" loext:char-shading-value="0"/>
    </style:style>
    <style:style style:name="T44" style:family="text">
      <style:text-properties fo:font-variant="normal" fo:text-transform="none" fo:color="#505050" style:font-name="OpenSans" fo:font-size="9pt" fo:letter-spacing="normal" fo:font-style="normal" officeooo:rsid="0038f4cc" fo:background-color="#fffffe" loext:char-shading-value="0"/>
    </style:style>
    <style:style style:name="T45" style:family="text">
      <style:text-properties fo:font-variant="normal" fo:text-transform="none" fo:color="#505050" style:font-name="OpenSans" fo:font-size="9pt" fo:letter-spacing="normal" fo:font-style="normal" officeooo:rsid="0010766e"/>
    </style:style>
    <style:style style:name="T46" style:family="text">
      <style:text-properties fo:font-variant="normal" fo:text-transform="none" fo:color="#505050" style:font-name="OpenSans" fo:font-size="9pt" fo:letter-spacing="normal" fo:font-style="normal" officeooo:rsid="0011a262"/>
    </style:style>
    <style:style style:name="T47" style:family="text">
      <style:text-properties fo:font-variant="normal" fo:text-transform="none" fo:color="#505050" style:font-name="OpenSans" fo:font-size="9pt" fo:letter-spacing="normal" fo:font-style="normal" officeooo:rsid="001ce559"/>
    </style:style>
    <style:style style:name="T48" style:family="text">
      <style:text-properties fo:font-variant="normal" fo:text-transform="none" fo:color="#505050" style:font-name="OpenSans" fo:font-size="9pt" fo:letter-spacing="normal" fo:font-style="normal" officeooo:rsid="002062ee"/>
    </style:style>
    <style:style style:name="T49" style:family="text">
      <style:text-properties fo:font-variant="normal" fo:text-transform="none" fo:color="#505050" style:font-name="OpenSans" fo:font-size="9pt" fo:letter-spacing="normal" fo:font-style="normal" officeooo:rsid="002dde14"/>
    </style:style>
    <style:style style:name="T50" style:family="text">
      <style:text-properties fo:font-variant="normal" fo:text-transform="none" fo:color="#505050" style:font-name="OpenSans" fo:font-size="9pt" fo:letter-spacing="normal" fo:font-style="normal" officeooo:rsid="002e7952"/>
    </style:style>
    <style:style style:name="T51" style:family="text">
      <style:text-properties fo:font-variant="normal" fo:text-transform="none" fo:color="#505050" style:font-name="OpenSans" fo:font-size="9pt" fo:letter-spacing="normal" fo:font-style="normal" officeooo:rsid="0030b615"/>
    </style:style>
    <style:style style:name="T52" style:family="text">
      <style:text-properties fo:font-variant="normal" fo:text-transform="none" fo:color="#505050" style:font-name="OpenSans" fo:font-size="9pt" fo:letter-spacing="normal" fo:font-style="normal" officeooo:rsid="0035dbc3"/>
    </style:style>
    <style:style style:name="T53" style:family="text">
      <style:text-properties fo:font-variant="normal" fo:text-transform="none" fo:color="#505050" style:font-name="OpenSans" fo:font-size="9pt" fo:letter-spacing="normal" fo:font-style="normal" officeooo:rsid="0039aa72"/>
    </style:style>
    <style:style style:name="T54" style:family="text">
      <style:text-properties fo:font-variant="normal" fo:text-transform="none" fo:color="#505050" style:font-name="OpenSans" fo:font-size="9pt" fo:letter-spacing="normal" fo:font-style="normal" officeooo:rsid="0039aa72" style:font-weight-asian="normal" style:font-weight-complex="normal"/>
    </style:style>
    <style:style style:name="T55" style:family="text">
      <style:text-properties fo:font-variant="normal" fo:text-transform="none" fo:color="#505050" style:font-name="OpenSans" fo:font-size="9pt" fo:letter-spacing="normal" fo:font-style="normal" officeooo:rsid="0053cac4" style:font-weight-asian="normal" style:font-weight-complex="normal"/>
    </style:style>
    <style:style style:name="T56" style:family="text">
      <style:text-properties fo:font-variant="normal" fo:text-transform="none" fo:color="#505050" style:font-name="OpenSans" fo:font-size="9pt" fo:letter-spacing="normal" fo:font-style="normal" officeooo:rsid="0057c8c3" style:font-weight-asian="normal" style:font-weight-complex="normal"/>
    </style:style>
    <style:style style:name="T57" style:family="text">
      <style:text-properties fo:font-variant="normal" fo:text-transform="none" fo:color="#505050" style:font-name="OpenSans" fo:font-size="9pt" fo:letter-spacing="normal" fo:font-style="normal" officeooo:rsid="00e2e9d7" style:font-weight-asian="normal" style:font-weight-complex="normal"/>
    </style:style>
    <style:style style:name="T58" style:family="text">
      <style:text-properties fo:font-variant="normal" fo:text-transform="none" fo:color="#505050" style:font-name="OpenSans" fo:font-size="9pt" fo:letter-spacing="normal" fo:font-style="normal" officeooo:rsid="0052c3cf"/>
    </style:style>
    <style:style style:name="T59" style:family="text">
      <style:text-properties fo:font-variant="normal" fo:text-transform="none" fo:color="#505050" style:font-name="OpenSans" fo:font-size="9pt" fo:letter-spacing="normal" fo:font-style="normal" fo:font-weight="normal"/>
    </style:style>
    <style:style style:name="T60" style:family="text">
      <style:text-properties fo:font-variant="normal" fo:text-transform="none" fo:color="#505050" style:font-name="OpenSans" fo:font-size="9pt" fo:letter-spacing="normal" fo:font-style="normal" fo:font-weight="normal" officeooo:rsid="010d7d99"/>
    </style:style>
    <style:style style:name="T61" style:family="text">
      <style:text-properties fo:font-variant="normal" fo:text-transform="none" fo:color="#505050" style:font-name="OpenSans" fo:font-size="9pt" fo:letter-spacing="normal" fo:font-style="normal" fo:font-weight="normal" officeooo:rsid="010dff07"/>
    </style:style>
    <style:style style:name="T62" style:family="text">
      <style:text-properties fo:font-variant="normal" fo:text-transform="none" fo:color="#505050" style:font-name="OpenSans" fo:font-size="9pt" fo:letter-spacing="normal" fo:font-style="normal" fo:font-weight="normal" officeooo:rsid="01143efa"/>
    </style:style>
    <style:style style:name="T63" style:family="text">
      <style:text-properties fo:font-variant="normal" fo:text-transform="none" fo:color="#505050" style:font-name="OpenSans" fo:font-size="9pt" fo:letter-spacing="normal" fo:font-style="normal" fo:font-weight="normal" officeooo:rsid="011625ac"/>
    </style:style>
    <style:style style:name="T64" style:family="text">
      <style:text-properties fo:font-variant="normal" fo:text-transform="none" fo:color="#505050" style:font-name="OpenSans" fo:font-size="9pt" fo:letter-spacing="normal" fo:font-style="normal" fo:font-weight="normal" officeooo:rsid="0117c7f4"/>
    </style:style>
    <style:style style:name="T65" style:family="text">
      <style:text-properties fo:font-variant="normal" fo:text-transform="none" fo:color="#505050" style:font-name="OpenSans" fo:font-size="9pt" fo:letter-spacing="normal" fo:font-style="normal" fo:font-weight="normal" officeooo:rsid="01195921"/>
    </style:style>
    <style:style style:name="T66"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7" style:family="text">
      <style:text-properties fo:font-variant="normal" fo:text-transform="none" fo:color="#505050" style:font-name="OpenSans" fo:letter-spacing="normal" fo:font-style="normal"/>
    </style:style>
    <style:style style:name="T68" style:family="text">
      <style:text-properties fo:font-variant="normal" fo:text-transform="none" fo:color="#505050" style:font-name="OpenSans" fo:letter-spacing="normal" fo:font-style="normal" fo:font-weight="normal"/>
    </style:style>
    <style:style style:name="T69" style:family="text">
      <style:text-properties fo:font-variant="normal" fo:text-transform="none" fo:color="#505050" style:font-name="OpenSans" fo:letter-spacing="normal" fo:font-style="normal" fo:font-weight="normal" officeooo:rsid="0011a262"/>
    </style:style>
    <style:style style:name="T70" style:family="text">
      <style:text-properties fo:font-variant="normal" fo:text-transform="none" fo:color="#505050" style:font-name="OpenSans" fo:letter-spacing="normal" fo:font-style="normal" fo:font-weight="normal" officeooo:rsid="0012911b"/>
    </style:style>
    <style:style style:name="T71" style:family="text">
      <style:text-properties fo:font-variant="normal" fo:text-transform="none" fo:color="#505050" style:font-name="OpenSans" fo:letter-spacing="normal" fo:font-style="normal" officeooo:rsid="00161d9b"/>
    </style:style>
    <style:style style:name="T72" style:family="text">
      <style:text-properties fo:font-variant="normal" fo:text-transform="none" fo:color="#505050" style:font-name="OpenSans" fo:letter-spacing="normal" fo:font-style="normal" officeooo:rsid="0019d8e6"/>
    </style:style>
    <style:style style:name="T73" style:family="text">
      <style:text-properties fo:font-variant="normal" fo:text-transform="none" fo:color="#505050" style:font-name="OpenSans" fo:letter-spacing="normal" fo:font-style="normal" officeooo:rsid="002062ee"/>
    </style:style>
    <style:style style:name="T74" style:family="text">
      <style:text-properties fo:font-variant="normal" fo:text-transform="none" fo:color="#505050" style:font-name="OpenSans" fo:letter-spacing="normal" fo:font-style="normal" officeooo:rsid="0022886d"/>
    </style:style>
    <style:style style:name="T75" style:family="text">
      <style:text-properties fo:font-variant="normal" fo:text-transform="none" fo:color="#505050" style:font-name="OpenSans" fo:letter-spacing="normal" fo:font-style="normal" officeooo:rsid="002a0725"/>
    </style:style>
    <style:style style:name="T76" style:family="text">
      <style:text-properties fo:font-variant="normal" fo:text-transform="none" fo:color="#505050" style:font-name="OpenSans" fo:letter-spacing="normal" fo:font-style="normal" fo:font-weight="bold"/>
    </style:style>
    <style:style style:name="T77" style:family="text">
      <style:text-properties fo:font-variant="normal" fo:text-transform="none" fo:color="#505050" style:font-name="OpenSans" fo:letter-spacing="normal" fo:font-style="normal" fo:font-weight="bold" officeooo:rsid="002062ee"/>
    </style:style>
    <style:style style:name="T78" style:family="text">
      <style:text-properties fo:font-variant="normal" fo:text-transform="none" fo:color="#505050" style:font-name="OpenSans" fo:letter-spacing="normal" fo:font-style="normal" officeooo:rsid="0030b615"/>
    </style:style>
    <style:style style:name="T79" style:family="text">
      <style:text-properties fo:font-variant="normal" fo:text-transform="none" fo:color="#505050" style:font-name="OpenSans" fo:letter-spacing="normal" fo:font-style="normal" officeooo:rsid="0035dbc3"/>
    </style:style>
    <style:style style:name="T80" style:family="text">
      <style:text-properties fo:font-variant="normal" fo:text-transform="none" fo:color="#505050" style:font-name="OpenSans" fo:letter-spacing="normal" fo:font-style="normal" officeooo:rsid="0039aa72"/>
    </style:style>
    <style:style style:name="T81" style:family="text">
      <style:text-properties officeooo:rsid="0010766e" style:font-weight-asian="normal" style:font-weight-complex="normal"/>
    </style:style>
    <style:style style:name="T82" style:family="text">
      <style:text-properties officeooo:rsid="003cc758"/>
    </style:style>
    <style:style style:name="T83" style:family="text">
      <style:text-properties officeooo:rsid="003cf514"/>
    </style:style>
    <style:style style:name="T84" style:family="text">
      <style:text-properties officeooo:rsid="003d97f9"/>
    </style:style>
    <style:style style:name="T85" style:family="text">
      <style:text-properties officeooo:rsid="003f5b27"/>
    </style:style>
    <style:style style:name="T86" style:family="text">
      <style:text-properties officeooo:rsid="00406ef9"/>
    </style:style>
    <style:style style:name="T87" style:family="text">
      <style:text-properties officeooo:rsid="0045467f"/>
    </style:style>
    <style:style style:name="T88" style:family="text">
      <style:text-properties officeooo:rsid="0046bfbe"/>
    </style:style>
    <style:style style:name="T89" style:family="text">
      <style:text-properties officeooo:rsid="004c452b"/>
    </style:style>
    <style:style style:name="T90" style:family="text">
      <style:text-properties officeooo:rsid="004df15b"/>
    </style:style>
    <style:style style:name="T91" style:family="text">
      <style:text-properties officeooo:rsid="004fbdb3"/>
    </style:style>
    <style:style style:name="T92" style:family="text">
      <style:text-properties fo:background-color="#fffffe" loext:char-shading-value="0"/>
    </style:style>
    <style:style style:name="T93" style:family="text">
      <style:text-properties officeooo:rsid="005e46fa" fo:background-color="#fffffe" loext:char-shading-value="0" style:font-weight-asian="bold" style:font-weight-complex="bold"/>
    </style:style>
    <style:style style:name="T94" style:family="text">
      <style:text-properties officeooo:rsid="0092dd4d" fo:background-color="#fffffe" loext:char-shading-value="0" style:font-weight-asian="bold" style:font-weight-complex="bold"/>
    </style:style>
    <style:style style:name="T95" style:family="text">
      <style:text-properties officeooo:rsid="0092dd4d" fo:background-color="#fffffe" loext:char-shading-value="0"/>
    </style:style>
    <style:style style:name="T96" style:family="text">
      <style:text-properties officeooo:rsid="0046bfbe" fo:background-color="#fffffe" loext:char-shading-value="0"/>
    </style:style>
    <style:style style:name="T97" style:family="text">
      <style:text-properties officeooo:rsid="00e18b47" fo:background-color="#fffffe" loext:char-shading-value="0"/>
    </style:style>
    <style:style style:name="T98" style:family="text">
      <style:text-properties officeooo:rsid="0084adcf"/>
    </style:style>
    <style:style style:name="T99" style:family="text">
      <style:text-properties officeooo:rsid="0086f9dd"/>
    </style:style>
    <style:style style:name="T100" style:family="text">
      <style:text-properties officeooo:rsid="00898943"/>
    </style:style>
    <style:style style:name="T101" style:family="text">
      <style:text-properties officeooo:rsid="008e561d"/>
    </style:style>
    <style:style style:name="T102" style:family="text">
      <style:text-properties style:font-weight-asian="bold" style:font-weight-complex="bold"/>
    </style:style>
    <style:style style:name="T103" style:family="text">
      <style:text-properties officeooo:rsid="00b0ecdd" style:font-weight-asian="bold" style:font-weight-complex="bold"/>
    </style:style>
    <style:style style:name="T104" style:family="text">
      <style:text-properties officeooo:rsid="00b59a55" style:font-weight-asian="bold" style:font-weight-complex="bold"/>
    </style:style>
    <style:style style:name="T105" style:family="text">
      <style:text-properties officeooo:rsid="00b36a31" style:font-weight-asian="bold" style:font-weight-complex="bold"/>
    </style:style>
    <style:style style:name="T106" style:family="text">
      <style:text-properties officeooo:rsid="010d7d99" style:font-weight-asian="bold" style:font-weight-complex="bold"/>
    </style:style>
    <style:style style:name="T107" style:family="text">
      <style:text-properties officeooo:rsid="011eb34d" style:font-weight-asian="bold" style:font-weight-complex="bold"/>
    </style:style>
    <style:style style:name="T108" style:family="text">
      <style:text-properties officeooo:rsid="008eecc3"/>
    </style:style>
    <style:style style:name="T109" style:family="text">
      <style:text-properties officeooo:rsid="008f6cd5"/>
    </style:style>
    <style:style style:name="T110" style:family="text">
      <style:text-properties officeooo:rsid="009df68c"/>
    </style:style>
    <style:style style:name="T111" style:family="text">
      <style:text-properties officeooo:rsid="00a02bae"/>
    </style:style>
    <style:style style:name="T112" style:family="text">
      <style:text-properties officeooo:rsid="00a13ab7"/>
    </style:style>
    <style:style style:name="T113" style:family="text">
      <style:text-properties officeooo:rsid="00a46f25"/>
    </style:style>
    <style:style style:name="T114" style:family="text">
      <style:text-properties officeooo:rsid="00a68117" fo:background-color="#ffff00" loext:char-shading-value="0"/>
    </style:style>
    <style:style style:name="T115" style:family="text">
      <style:text-properties officeooo:rsid="00abce4f"/>
    </style:style>
    <style:style style:name="T116" style:family="text">
      <style:text-properties officeooo:rsid="00acc41f"/>
    </style:style>
    <style:style style:name="T117" style:family="text">
      <style:text-properties officeooo:rsid="00b8d5c7"/>
    </style:style>
    <style:style style:name="T118" style:family="text">
      <style:text-properties officeooo:rsid="00bc93ef"/>
    </style:style>
    <style:style style:name="T119" style:family="text">
      <style:text-properties officeooo:rsid="00be752b"/>
    </style:style>
    <style:style style:name="T120" style:family="text">
      <style:text-properties officeooo:rsid="00c8819c"/>
    </style:style>
    <style:style style:name="T121" style:family="text">
      <style:text-properties officeooo:rsid="00cba8b0"/>
    </style:style>
    <style:style style:name="T122" style:family="text">
      <style:text-properties officeooo:rsid="00d236dc"/>
    </style:style>
    <style:style style:name="T123" style:family="text">
      <style:text-properties officeooo:rsid="00d7a73d"/>
    </style:style>
    <style:style style:name="T124" style:family="text">
      <style:text-properties officeooo:rsid="00e2e9d7"/>
    </style:style>
    <style:style style:name="T125" style:family="text">
      <style:text-properties officeooo:rsid="00e7042b"/>
    </style:style>
    <style:style style:name="T126" style:family="text">
      <style:text-properties officeooo:rsid="00e767d3"/>
    </style:style>
    <style:style style:name="T127" style:family="text">
      <style:text-properties officeooo:rsid="00eabc11"/>
    </style:style>
    <style:style style:name="T128" style:family="text">
      <style:text-properties officeooo:rsid="00ec3a2b"/>
    </style:style>
    <style:style style:name="T129" style:family="text">
      <style:text-properties officeooo:rsid="00fe5796"/>
    </style:style>
    <style:style style:name="T130" style:family="text">
      <style:text-properties officeooo:rsid="00ff0b7c"/>
    </style:style>
    <style:style style:name="T131" style:family="text">
      <style:text-properties officeooo:rsid="00f0be77"/>
    </style:style>
    <style:style style:name="T132" style:family="text">
      <style:text-properties officeooo:rsid="01128da0"/>
    </style:style>
    <style:style style:name="T133" style:family="text">
      <style:text-properties officeooo:rsid="01143efa"/>
    </style:style>
    <style:style style:name="T134" style:family="text">
      <style:text-properties officeooo:rsid="0117c7f4"/>
    </style:style>
    <style:style style:name="T135" style:family="text">
      <style:text-properties officeooo:rsid="01195921"/>
    </style:style>
    <style:style style:name="T136" style:family="text">
      <style:text-properties officeooo:rsid="012c29b1"/>
    </style:style>
    <style:style style:name="T137" style:family="text">
      <style:text-properties officeooo:rsid="0130090f"/>
    </style:style>
    <style:style style:name="T138" style:family="text">
      <style:text-properties officeooo:rsid="0134d53a"/>
    </style:style>
    <style:style style:name="T139" style:family="text">
      <style:text-properties officeooo:rsid="01367f8f"/>
    </style:style>
    <style:style style:name="T140" style:family="text">
      <style:text-properties officeooo:rsid="013c1c90"/>
    </style:style>
    <style:style style:name="T141" style:family="text">
      <style:text-properties officeooo:rsid="013faaba"/>
    </style:style>
    <style:style style:name="T142" style:family="text">
      <style:text-properties officeooo:rsid="01470a18"/>
    </style:style>
    <style:style style:name="T143" style:family="text">
      <style:text-properties officeooo:rsid="014921bf"/>
    </style:style>
    <style:style style:name="T144" style:family="text">
      <style:text-properties officeooo:rsid="014d385d"/>
    </style:style>
    <style:style style:name="T145" style:family="text">
      <style:text-properties officeooo:rsid="014ed804"/>
    </style:style>
    <style:style style:name="T146" style:family="text">
      <style:text-properties officeooo:rsid="0150bc01"/>
    </style:style>
    <style:style style:name="T147" style:family="text">
      <style:text-properties officeooo:rsid="01377426"/>
    </style:style>
    <style:style style:name="T148" style:family="text">
      <style:text-properties officeooo:rsid="01546a58"/>
    </style:style>
    <style:style style:name="T149" style:family="text">
      <style:text-properties officeooo:rsid="015771b4"/>
    </style:style>
    <style:style style:name="T150" style:family="text">
      <style:text-properties officeooo:rsid="01578d82"/>
    </style:style>
    <style:style style:name="T151" style:family="text">
      <style:text-properties officeooo:rsid="015b70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2670241760912975379" text:style-name="L1">
        <text:list-item>
          <text:p text:style-name="P410">node js</text:p>
        </text:list-item>
        <text:list-item>
          <text:p text:style-name="P410">mysql</text:p>
        </text:list-item>
        <text:list-item>
          <text:p text:style-name="P410">npm </text:p>
        </text:list-item>
        <text:list-item>
          <text:p text:style-name="P410">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14">(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5"> :</text:span>URL:127.0.0.1:8012/api/login</text:p>
      <text:p text:style-name="P12"/>
      <text:p text:style-name="P12"><text:span text:style-name="T6">Customer Login</text:span>:127.0.0.1:8012/api/<text:span text:style-name="T116">customer_</text:span>logi<text:span text:style-name="T116">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91">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81">URL: </text:span><text:a xlink:type="simple" xlink:href="http://127.0.0.1:8012/api/categories" text:style-name="Internet_20_link" text:visited-style-name="Visited_20_Internet_20_Link">http://127.0.0.1:8012/api/categories</text:a><text:span text:style-name="T38">?</text:span><text:span text:style-name="T58">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81">URL: </text:span><text:a xlink:type="simple" xlink:href="http://127.0.0.1:8012/api/categories" text:style-name="Internet_20_link" text:visited-style-name="Visited_20_Internet_20_Link"><text:span text:style-name="T38">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91">image_path</text:span>”:”/<text:span text:style-name="T91">assests/image.png</text:span>”</text:p>
      <text:p text:style-name="P93"><text:tab/>“<text:span text:style-name="T91">image_name</text:span>”:”<text:span text:style-name="T91">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91">image_path</text:span>”:”/<text:span text:style-name="T91">assests/image.png</text:span>”</text:p>
      <text:p text:style-name="P93"><text:s text:c="9"/>“<text:span text:style-name="T91">image_name</text:span>”:”<text:span text:style-name="T91">example.png</text:span>”</text:p>
      <text:p text:style-name="P19"><text:s text:c="4"/>}</text:p>
      <text:p text:style-name="P19">}</text:p>
      <text:p text:style-name="P65"/>
      <text:p text:style-name="P65">9) Category Edit</text:p>
      <text:p text:style-name="P65"/>
      <text:p text:style-name="P17"><text:span text:style-name="T81">URL: </text:span><text:a xlink:type="simple" xlink:href="http://127.0.0.1:8012/api/categories" text:style-name="Internet_20_link" text:visited-style-name="Visited_20_Internet_20_Link"><text:span text:style-name="T38">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91">image_path</text:span>”:”/<text:span text:style-name="T91">assests/image.png</text:span>”</text:p>
      <text:p text:style-name="P94"><text:s text:c="12"/>“<text:span text:style-name="T91">image_name</text:span>”:”<text:span text:style-name="T91">example.png</text:span>”</text:p>
      <text:p text:style-name="P78"><text:tab/>“id”:1</text:p>
      <text:p text:style-name="P78">} </text:p>
      <text:p text:style-name="P13"/>
      <text:p text:style-name="P7">10) Category Delete</text:p>
      <text:p text:style-name="P16"/>
      <text:p text:style-name="P17"><text:span text:style-name="T81">URL: </text:span><text:a xlink:type="simple" xlink:href="http://127.0.0.1:8012/api/categories" text:style-name="Internet_20_link" text:visited-style-name="Visited_20_Internet_20_Link">http://127.0.0.1:8012/api/categories</text:a><text:span text:style-name="T38">/</text:span><text:span text:style-name="T45">&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32">11) Currencies List</text:p>
      <text:p text:style-name="P78"/>
      <text:p text:style-name="P61"><text:span text:style-name="T30">URL: </text:span><text:a xlink:type="simple" xlink:href="http://127.0.0.1:8012/api/categories" text:style-name="Internet_20_link" text:visited-style-name="Visited_20_Internet_20_Link"><text:span text:style-name="T68">http://127.0.0.1:8012/api/</text:span></text:a><text:span text:style-name="T69">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8"><text:s text:c="6"/></text:span><text:span text:style-name="T46"><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8"><text:s text:c="4"/>"count": </text:span><text:span text:style-name="T46">2</text:span></text:p>
      <text:p text:style-name="P79">}</text:p>
      <text:p text:style-name="P103"/>
      <text:p text:style-name="P233">12) Countries List</text:p>
      <text:p text:style-name="P233"/>
      <text:p text:style-name="P62"><text:span text:style-name="T30">URL: </text:span><text:a xlink:type="simple" xlink:href="http://127.0.0.1:8012/api/categories" text:style-name="Internet_20_link" text:visited-style-name="Visited_20_Internet_20_Link"><text:span text:style-name="T68">http://127.0.0.1:8012/api/</text:span></text:a><text:span text:style-name="T69">c</text:span><text:span text:style-name="T70">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34">13) COUNTRIES ADD</text:p>
      <text:p text:style-name="P234"/>
      <text:p text:style-name="P234"/>
      <text:p text:style-name="P63"><text:span text:style-name="T30">URL: </text:span><text:a xlink:type="simple" xlink:href="http://127.0.0.1:8012/api/categories" text:style-name="Internet_20_link" text:visited-style-name="Visited_20_Internet_20_Link"><text:span text:style-name="T68">http://127.0.0.1:8012/api/</text:span></text:a><text:span text:style-name="T69">c</text:span><text:span text:style-name="T70">ountries</text:span></text:p>
      <text:p text:style-name="P155"/>
      <text:p text:style-name="P51"><text:span text:style-name="T67">METHOD : </text:span><text:span text:style-name="T71">POST</text:span></text:p>
      <text:p text:style-name="P106"/>
      <text:p text:style-name="P57"><text:span text:style-name="T71">R</text:span><text:span text:style-name="T67">EQUEST:</text:span></text:p>
      <text:p text:style-name="P108"/>
      <text:p text:style-name="P108">{</text:p>
      <text:p text:style-name="P108"><text:tab/>"name":"united Kingdom",</text:p>
      <text:p text:style-name="P108"><text:tab/>"is_active":1,</text:p>
      <text:p text:style-name="P108"><text:tab/>"is<text:span text:style-name="T86">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35">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8">http://127.0.0.1:8012/api/</text:span></text:a><text:span text:style-name="T69">c</text:span><text:span text:style-name="T70">ountries/</text:span></text:p>
      <text:p text:style-name="P156"/>
      <text:p text:style-name="P52"><text:span text:style-name="T67">METHOD : </text:span><text:span text:style-name="T71">POST</text:span></text:p>
      <text:p text:style-name="P107"/>
      <text:p text:style-name="P58"><text:span text:style-name="T71">R</text:span><text:span text:style-name="T67">EQUEST:</text:span></text:p>
      <text:p text:style-name="P109"/>
      <text:p text:style-name="P109">{</text:p>
      <text:p text:style-name="P109"><text:tab/>"name":"united Kingdom",</text:p>
      <text:p text:style-name="P109"><text:tab/>"is_active":1,</text:p>
      <text:p text:style-name="P109"><text:tab/>"is<text:span text:style-name="T86">o</text:span>_code":"UK",</text:p>
      <text:p text:style-name="P58"><text:span text:style-name="T67"><text:tab/>“</text:span><text:span text:style-name="T72">id</text:span><text:span text:style-name="T67">”:</text:span><text:span text:style-name="T72">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36">15) COUNTRIES DELETE</text:p>
      <text:p text:style-name="P236"/>
      <text:p text:style-name="P30"><text:span text:style-name="T81">URL: </text:span><text:a xlink:type="simple" xlink:href="http://127.0.0.1:8012/api/categories" text:style-name="Internet_20_link" text:visited-style-name="Visited_20_Internet_20_Link"><text:span text:style-name="T38">http://127.0.0.1:8012/api/c</text:span></text:a><text:span text:style-name="T47">ountries</text:span><text:span text:style-name="T38">/</text:span><text:span text:style-name="T45">&lt;:id&gt;</text:span></text:p>
      <text:p text:style-name="P157"/>
      <text:p text:style-name="P81">METHOD :DELETE</text:p>
      <text:p text:style-name="P81"/>
      <text:p text:style-name="P20"><text:span text:style-name="T39">RESPOSN</text:span><text:span text:style-name="T40">E</text:span><text:span text:style-name="T39"><text:line-break/>{</text:span></text:p>
      <text:p text:style-name="P81"><text:s text:c="4"/>"success": true,</text:p>
      <text:p text:style-name="P81"><text:s text:c="4"/>"message": "Deleted successfully."</text:p>
      <text:p text:style-name="P81">}</text:p>
      <text:p text:style-name="P81"/>
      <text:p text:style-name="P81"/>
      <text:p text:style-name="P237">16) STATES LIST</text:p>
      <text:p text:style-name="P237"/>
      <text:p text:style-name="P31"><text:span text:style-name="T81">URL: </text:span><text:a xlink:type="simple" xlink:href="http://127.0.0.1:8012/api/categories" text:style-name="Internet_20_link" text:visited-style-name="Visited_20_Internet_20_Link"><text:span text:style-name="T38">http://127.0.0.1:8012/api/</text:span></text:a><text:span text:style-name="T48">states</text:span></text:p>
      <text:p text:style-name="P158"/>
      <text:p text:style-name="P21"><text:span text:style-name="T39">METHOD :</text:span><text:span text:style-name="T40">GET</text:span></text:p>
      <text:p text:style-name="P82"/>
      <text:p text:style-name="P21"><text:span text:style-name="T39">RESPOSN</text:span><text:span text:style-name="T40">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7">16) STATES </text:span><text:span text:style-name="T74">ADD</text:span></text:p>
      <text:p text:style-name="P238"/>
      <text:p text:style-name="P32"><text:span text:style-name="T81">URL: </text:span><text:a xlink:type="simple" xlink:href="http://127.0.0.1:8012/api/categories" text:style-name="Internet_20_link" text:visited-style-name="Visited_20_Internet_20_Link"><text:span text:style-name="T38">http://127.0.0.1:8012/api/</text:span></text:a><text:span text:style-name="T48">states</text:span></text:p>
      <text:p text:style-name="P159"/>
      <text:p text:style-name="P22"><text:span text:style-name="T39">METHOD :</text:span><text:span text:style-name="T41">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7">RESPOSN</text:span><text:span text:style-name="T73">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73">1</text:span><text:span text:style-name="T67">7) STATES EDIT</text:span></text:p>
      <text:p text:style-name="P240"/>
      <text:p text:style-name="P33"><text:span text:style-name="T81">URL: </text:span><text:a xlink:type="simple" xlink:href="http://127.0.0.1:8012/api/categories" text:style-name="Internet_20_link" text:visited-style-name="Visited_20_Internet_20_Link"><text:span text:style-name="T38">http://127.0.0.1:8012/api/</text:span></text:a><text:span text:style-name="T48">states</text:span></text:p>
      <text:p text:style-name="P160"/>
      <text:p text:style-name="P23"><text:span text:style-name="T39">METHOD :</text:span><text:span text:style-name="T42">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9"><text:tab/>“</text:span><text:span text:style-name="T42">id</text:span><text:span text:style-name="T39">”:</text:span><text:span text:style-name="T42">1</text:span></text:p>
      <text:p text:style-name="P121"><text:soft-page-break/>}<text:tab/></text:p>
      <text:p text:style-name="P121"/>
      <text:p text:style-name="P121"/>
      <text:p text:style-name="P54"><text:span text:style-name="T67">RESPON</text:span><text:span text:style-name="T75">S</text:span><text:span text:style-name="T73">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73">1</text:span><text:span text:style-name="T67">8) States DELETE</text:span></text:p>
      <text:p text:style-name="P242"/>
      <text:p text:style-name="P34"><text:span text:style-name="T81">URL: </text:span><text:a xlink:type="simple" xlink:href="http://127.0.0.1:8012/api/categories" text:style-name="Internet_20_link" text:visited-style-name="Visited_20_Internet_20_Link"><text:span text:style-name="T38">http://127.0.0.1:8012/api/</text:span></text:a><text:span text:style-name="T49">states</text:span><text:span text:style-name="T38">/</text:span><text:span text:style-name="T45">&lt;:id&gt;</text:span></text:p>
      <text:p text:style-name="P161"/>
      <text:p text:style-name="P85">METHOD :DELETE</text:p>
      <text:p text:style-name="P85"/>
      <text:p text:style-name="P24"><text:span text:style-name="T39">RESPOSN</text:span><text:span text:style-name="T40">E</text:span><text:span text:style-name="T39"><text:line-break/>{</text:span></text:p>
      <text:p text:style-name="P85"><text:s text:c="4"/>"success": true,</text:p>
      <text:p text:style-name="P85"><text:s text:c="4"/>"message": "Deleted successfully."</text:p>
      <text:p text:style-name="P85">}</text:p>
      <text:p text:style-name="P59"/>
      <text:p text:style-name="P85"/>
      <text:p text:style-name="P244">19) CITY LIST</text:p>
      <text:p text:style-name="P244"/>
      <text:p text:style-name="P35"><text:span text:style-name="T81">URL: </text:span><text:a xlink:type="simple" xlink:href="http://127.0.0.1:8012/api/categories" text:style-name="Internet_20_link" text:visited-style-name="Visited_20_Internet_20_Link"><text:span text:style-name="T38">http://127.0.0.1:8012/api/</text:span></text:a><text:span text:style-name="T50">cities</text:span></text:p>
      <text:p text:style-name="P162"/>
      <text:p text:style-name="P25"><text:span text:style-name="T39">METHOD :</text:span><text:span text:style-name="T40">GET</text:span></text:p>
      <text:p text:style-name="P86"/>
      <text:p text:style-name="P55"><text:span text:style-name="T76">RESPOSN</text:span><text:span text:style-name="T77">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8">20</text:span><text:span text:style-name="T67">) </text:span><text:span text:style-name="T78">CITY</text:span><text:span text:style-name="T67"> </text:span><text:span text:style-name="T74">ADD</text:span></text:p>
      <text:p text:style-name="P239"/>
      <text:p text:style-name="P36"><text:span text:style-name="T81">URL: </text:span><text:a xlink:type="simple" xlink:href="http://127.0.0.1:8012/api/categories" text:style-name="Internet_20_link" text:visited-style-name="Visited_20_Internet_20_Link"><text:span text:style-name="T38">http://127.0.0.1:8012/api/</text:span></text:a><text:span text:style-name="T51">cities</text:span></text:p>
      <text:p text:style-name="P163"/>
      <text:p text:style-name="P26"><text:span text:style-name="T39">METHOD :</text:span><text:span text:style-name="T41">POST</text:span></text:p>
      <text:p text:style-name="P87"/>
      <text:p text:style-name="P122">REQUEST:</text:p>
      <text:p text:style-name="P122">{</text:p>
      <text:p text:style-name="P28"><text:span text:style-name="T39"><text:tab/>"name":"</text:span><text:span text:style-name="T43">Chennai</text:span><text:span text:style-name="T39">",</text:span></text:p>
      <text:p text:style-name="P122"><text:tab/>"country_id":"1",</text:p>
      <text:p text:style-name="P28"><text:span text:style-name="T39"><text:tab/>“</text:span><text:span text:style-name="T43">state_id</text:span><text:span text:style-name="T39">”:</text:span><text:span text:style-name="T43">1,</text:span></text:p>
      <text:p text:style-name="P122"><text:tab/>"is_active":1</text:p>
      <text:p text:style-name="P122">}<text:tab/></text:p>
      <text:p text:style-name="P122"/>
      <text:p text:style-name="P56"><text:span text:style-name="T67">RESPOSN</text:span><text:span text:style-name="T73">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9">21</text:span><text:span text:style-name="T67">) </text:span><text:span text:style-name="T79">CITY</text:span><text:span text:style-name="T67"> EDIT</text:span></text:p>
      <text:p text:style-name="P241"/>
      <text:p text:style-name="P36"><text:span text:style-name="T81">URL: </text:span><text:a xlink:type="simple" xlink:href="http://127.0.0.1:8012/api/categories" text:style-name="Internet_20_link" text:visited-style-name="Visited_20_Internet_20_Link"><text:span text:style-name="T38">http://127.0.0.1:8012/api/</text:span></text:a><text:span text:style-name="T52">cities</text:span></text:p>
      <text:p text:style-name="P163"/>
      <text:p text:style-name="P26"><text:span text:style-name="T39">METHOD :</text:span><text:span text:style-name="T42">PUT</text:span></text:p>
      <text:p text:style-name="P87"/>
      <text:p text:style-name="P122">REQUEST:</text:p>
      <text:p text:style-name="P123">{</text:p>
      <text:p text:style-name="P29"><text:span text:style-name="T39"><text:tab/>"name":"</text:span><text:span text:style-name="T43">Chennai</text:span><text:span text:style-name="T39">",</text:span></text:p>
      <text:p text:style-name="P123"><text:tab/>"country_id":"1",</text:p>
      <text:p text:style-name="P29"><text:span text:style-name="T39"><text:tab/>“</text:span><text:span text:style-name="T43">state_id</text:span><text:span text:style-name="T39">”:</text:span><text:span text:style-name="T43">1,</text:span></text:p>
      <text:p text:style-name="P123"><text:tab/>"is_active":1,</text:p>
      <text:p text:style-name="P29"><text:span text:style-name="T39"><text:tab/>“</text:span><text:span text:style-name="T44">id</text:span><text:span text:style-name="T39">”:</text:span><text:span text:style-name="T44">1</text:span></text:p>
      <text:p text:style-name="P123">}<text:tab/></text:p>
      <text:p text:style-name="P123"/>
      <text:p text:style-name="P122"/>
      <text:p text:style-name="P122"/>
      <text:p text:style-name="P56"><text:span text:style-name="T67">RESPON</text:span><text:span text:style-name="T75">S</text:span><text:span text:style-name="T73">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80">22</text:span><text:span text:style-name="T67">) </text:span><text:span text:style-name="T80">CITY</text:span><text:span text:style-name="T67"> DELETE</text:span></text:p>
      <text:p text:style-name="P243"/>
      <text:p text:style-name="P36"><text:span text:style-name="T81">URL: </text:span><text:a xlink:type="simple" xlink:href="http://127.0.0.1:8012/api/categories" text:style-name="Internet_20_link" text:visited-style-name="Visited_20_Internet_20_Link"><text:span text:style-name="T38">http://127.0.0.1:8012/api/</text:span></text:a><text:a xlink:type="simple" xlink:href="http://127.0.0.1:8012/api/categories" text:style-name="Internet_20_link" text:visited-style-name="Visited_20_Internet_20_Link">c</text:a><text:span text:style-name="T53">ities</text:span><text:span text:style-name="T38">/</text:span><text:span text:style-name="T45">&lt;:id&gt;</text:span></text:p>
      <text:p text:style-name="P163"/>
      <text:p text:style-name="P87">METHOD :DELETE</text:p>
      <text:p text:style-name="P87"/>
      <text:p text:style-name="P26"><text:span text:style-name="T39">RESPOSN</text:span><text:span text:style-name="T40">E</text:span><text:span text:style-name="T39"><text:line-break/>{</text:span></text:p>
      <text:p text:style-name="P87"><text:s text:c="4"/>"success": true,</text:p>
      <text:p text:style-name="P87"><text:s text:c="4"/>"message": "Deleted successfully."</text:p>
      <text:p text:style-name="P87">}</text:p>
      <text:p text:style-name="P87"/>
      <text:p text:style-name="P87"/>
      <text:p text:style-name="P245">23) Events List</text:p>
      <text:p text:style-name="P245"/>
      <text:p text:style-name="P245"><text:tab/></text:p>
      <text:p text:style-name="P37"><text:span text:style-name="T4">URL</text:span><text:span text:style-name="T81">: </text:span><text:a xlink:type="simple" xlink:href="http://127.0.0.1:8012/api/categories" text:style-name="Internet_20_link" text:visited-style-name="Visited_20_Internet_20_Link"><text:span text:style-name="T38">http://127.0.0.1:8012/api/</text:span></text:a><text:span text:style-name="T53">events</text:span></text:p>
      <text:p text:style-name="P164"/>
      <text:p text:style-name="P88"><text:span text:style-name="T1">METHOD</text:span> :<text:span text:style-name="T82">GET</text:span></text:p>
      <text:p text:style-name="P88"/>
      <text:p text:style-name="P249"/>
      <text:p text:style-name="P250">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46">23) Events <text:span text:style-name="T83">Add</text:span></text:p>
      <text:p text:style-name="P246"/>
      <text:p text:style-name="P246"><text:tab/></text:p>
      <text:p text:style-name="P38"><text:span text:style-name="T4">URL</text:span><text:span text:style-name="T81">: </text:span><text:a xlink:type="simple" xlink:href="http://127.0.0.1:8012/api/categories" text:style-name="Internet_20_link" text:visited-style-name="Visited_20_Internet_20_Link"><text:span text:style-name="T38">http://127.0.0.1:8012/api/</text:span></text:a><text:span text:style-name="T53">events</text:span></text:p>
      <text:p text:style-name="P165"/>
      <text:p text:style-name="P89"><text:span text:style-name="T1">METHOD</text:span> :<text:span text:style-name="T83">POST</text:span></text:p>
      <text:p text:style-name="P89"/>
      <text:p text:style-name="P251">Sample REQUEST</text:p>
      <text:p text:style-name="P126"/>
      <text:p text:style-name="P126">{</text:p>
      <text:p text:style-name="P134"/>
      <text:p text:style-name="P403">"pincode":"60017",</text:p>
      <text:p text:style-name="P403">"country":"China2",</text:p>
      <text:p text:style-name="P403">"state":"Tamil Nadu",</text:p>
      <text:p text:style-name="P403">"city":"Chennai",</text:p>
      <text:p text:style-name="P403">"time_zone":"IST",</text:p>
      <text:p text:style-name="P403">"start_time":"10:00",</text:p>
      <text:p text:style-name="P403">"end_time":"12:00",</text:p>
      <text:p text:style-name="P40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93"><text:tab/><text:tab/>{</text:p>
      <text:p text:style-name="P293"><text:tab/>"event_day":"Day 2",<text:tab/></text:p>
      <text:p text:style-name="P293"><text:tab/>"event_time":"10:20 AM",</text:p>
      <text:p text:style-name="P293"><text:tab/>"description":"Hlloooooooooooooooooooooooo"</text:p>
      <text:p text:style-name="P293"><text:tab/><text:tab/><text:tab/></text:p>
      <text:p text:style-name="P293"><text:tab/><text:tab/>},</text:p>
      <text:p text:style-name="P293"><text:tab/><text:tab/>{</text:p>
      <text:p text:style-name="P293"><text:tab/>"event_day":"Day 1",<text:tab/></text:p>
      <text:p text:style-name="P293"><text:tab/>"event_time":"11:00 AM",</text:p>
      <text:p text:style-name="P293"><text:tab/>"description":"Description"</text:p>
      <text:p text:style-name="P293"><text:tab/><text:tab/><text:tab/></text:p>
      <text:p text:style-name="P293"><text:tab/><text:tab/>}</text:p>
      <text:p text:style-name="P293"><text:tab/><text:tab/></text:p>
      <text:p text:style-name="P293"><text:tab/>]</text:p>
      <text:p text:style-name="P126">}</text:p>
      <text:p text:style-name="P128"/>
      <text:p text:style-name="P247">2<text:span text:style-name="T84">4</text:span>) Events <text:span text:style-name="T84">Update</text:span></text:p>
      <text:p text:style-name="P247"/>
      <text:p text:style-name="P39"><text:span text:style-name="T4">URL</text:span><text:span text:style-name="T81">: </text:span><text:a xlink:type="simple" xlink:href="http://127.0.0.1:8012/api/categories" text:style-name="Internet_20_link" text:visited-style-name="Visited_20_Internet_20_Link"><text:span text:style-name="T38">http://127.0.0.1:8012/api/</text:span></text:a><text:span text:style-name="T53">events</text:span></text:p>
      <text:p text:style-name="P166"/>
      <text:p text:style-name="P90"><text:span text:style-name="T1">METHOD</text:span> :<text:span text:style-name="T85">PUT</text:span></text:p>
      <text:p text:style-name="P90"/>
      <text:p text:style-name="P91"/>
      <text:p text:style-name="P252">Sample REQUEST</text:p>
      <text:p text:style-name="P127"><text:soft-page-break/></text:p>
      <text:p text:style-name="P127">{</text:p>
      <text:p text:style-name="P134"/>
      <text:p text:style-name="P279">"pincode":"60017",</text:p>
      <text:p text:style-name="P279">"country":"China2",</text:p>
      <text:p text:style-name="P279">"state":"Tamil Nadu",</text:p>
      <text:p text:style-name="P279">"city":"Chennai",</text:p>
      <text:p text:style-name="P279">"time_zone":"IST",</text:p>
      <text:p text:style-name="P279">"start_time":"10:00",</text:p>
      <text:p text:style-name="P279">"end_time":"12:00",</text:p>
      <text:p text:style-name="P127">“<text:span text:style-name="T87">id</text:span>”:<text:span text:style-name="T87">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93"><text:tab/><text:tab/>{</text:p>
      <text:p text:style-name="P293"><text:tab/>"event_day":"Day 2",<text:tab/></text:p>
      <text:p text:style-name="P293"><text:tab/>"event_time":"10:20 AM",</text:p>
      <text:p text:style-name="P293"><text:tab/>"description":"Hlloooooooooooooooooooooooo"</text:p>
      <text:p text:style-name="P293"><text:tab/><text:tab/><text:tab/></text:p>
      <text:p text:style-name="P293"><text:tab/><text:tab/>},</text:p>
      <text:p text:style-name="P293"><text:soft-page-break/><text:tab/><text:tab/>{</text:p>
      <text:p text:style-name="P293"><text:tab/>"event_day":"Day 1",<text:tab/></text:p>
      <text:p text:style-name="P293"><text:tab/>"event_time":"11:00 AM",</text:p>
      <text:p text:style-name="P293"><text:tab/>"description":"Description"</text:p>
      <text:p text:style-name="P293"><text:tab/><text:tab/><text:tab/></text:p>
      <text:p text:style-name="P293"><text:tab/><text:tab/>}</text:p>
      <text:p text:style-name="P293"><text:tab/></text:p>
      <text:p text:style-name="P293"><text:tab/>]</text:p>
      <text:p text:style-name="P127">}</text:p>
      <text:p text:style-name="P127"/>
      <text:p text:style-name="P127"/>
      <text:p text:style-name="P248">2<text:span text:style-name="T84">4</text:span>) <text:span text:style-name="T88">Image Upload</text:span></text:p>
      <text:p text:style-name="P40"><text:span text:style-name="T4">URL</text:span><text:span text:style-name="T81">: </text:span><text:span text:style-name="T54">http://127.0.0.1:8012/api/upload?folder_type=events&amp;file_type=image</text:span></text:p>
      <text:p text:style-name="P167"/>
      <text:p text:style-name="P92"><text:span text:style-name="T1">METHOD</text:span> : <text:span text:style-name="T89">POST</text:span></text:p>
      <text:p text:style-name="P92"/>
      <text:p text:style-name="P253">Sample Request:</text:p>
      <text:p text:style-name="P129"/>
      <text:p text:style-name="P129">file_data:&lt;file_upload_form_data&gt;</text:p>
      <text:p text:style-name="P129"/>
      <text:p text:style-name="P129"/>
      <text:p text:style-name="P255">Response:</text:p>
      <text:p text:style-name="P255"/>
      <text:p text:style-name="P255">{</text:p>
      <text:p text:style-name="P255"><text:s text:c="4"/>"success": true,</text:p>
      <text:p text:style-name="P255"><text:s text:c="4"/>"data": {</text:p>
      <text:p text:style-name="P255"><text:s text:c="8"/>"file_dir": "assets/events/",</text:p>
      <text:p text:style-name="P255"><text:s text:c="8"/>"file_name": "images.jpeg"</text:p>
      <text:p text:style-name="P255"><text:s text:c="4"/>}</text:p>
      <text:p text:style-name="P255">}</text:p>
      <text:p text:style-name="P255"/>
      <text:p text:style-name="P255"/>
      <text:p text:style-name="P258">25) Event Detail</text:p>
      <text:p text:style-name="P258"/>
      <text:p text:style-name="P41"><text:span text:style-name="T4">URL</text:span><text:span text:style-name="T81">: </text:span><text:span text:style-name="T54">http://127.0.0.1:8012/api/events/19</text:span></text:p>
      <text:p text:style-name="P168"/>
      <text:p text:style-name="P96"><text:span text:style-name="T1">METHOD</text:span> : <text:span text:style-name="T90">GET</text:span></text:p>
      <text:p text:style-name="P96"/>
      <text:p text:style-name="P259">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80"><text:s text:c="6"/>"pincode":"60017",</text:p>
      <text:p text:style-name="P280"><text:s text:c="6"/>"country":"China2",</text:p>
      <text:p text:style-name="P280"><text:s text:c="6"/>"state":"Tamil Nadu",</text:p>
      <text:p text:style-name="P280"><text:s text:c="6"/>"city":"Chennai",</text:p>
      <text:p text:style-name="P280"><text:s text:c="6"/>"time_zone":"IST",</text:p>
      <text:p text:style-name="P280"><text:s text:c="6"/>"start_time":"10:00",</text:p>
      <text:p text:style-name="P280"><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59">26.Home Categories</text:p>
      <text:p text:style-name="P95"/>
      <text:p text:style-name="P42"><text:span text:style-name="T4">URL</text:span><text:span text:style-name="T81">: </text:span><text:span text:style-name="T54">http://127.0.0.1:8012/api/</text:span><text:span text:style-name="T55">home_categories</text:span></text:p>
      <text:p text:style-name="P169"/>
      <text:p text:style-name="P95"><text:span text:style-name="T1">METHOD</text:span> : <text:span text:style-name="T90">GET</text:span></text:p>
      <text:p text:style-name="P95"/>
      <text:p text:style-name="P259">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60">28.Home Popular Events</text:p>
      <text:p text:style-name="P260"/>
      <text:p text:style-name="P97"><text:tab/></text:p>
      <text:p text:style-name="P43"><text:span text:style-name="T4">URL</text:span><text:span text:style-name="T81">: </text:span><text:span text:style-name="T54">http://127.0.0.1:8012/api/</text:span><text:span text:style-name="T56">popular_events</text:span></text:p>
      <text:p text:style-name="P170"/>
      <text:p text:style-name="P97"><text:span text:style-name="T1">METHOD</text:span> : <text:span text:style-name="T90">GET</text:span></text:p>
      <text:p text:style-name="P97"/>
      <text:p text:style-name="P260">Sample Response:</text:p>
      <text:p text:style-name="P260"/>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61"/>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69"/>
      <text:p text:style-name="P269">Sample Response:</text:p>
      <text:p text:style-name="P269"/>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62"/>
      <text:p text:style-name="P172"><text:span text:style-name="T16">METHOD : </text:span><text:span text:style-name="T15">G</text:span><text:span text:style-name="T16">ET </text:span></text:p>
      <text:p text:style-name="P270">URL : http://127.0.0.1:8012/api/search_events</text:p>
      <text:p text:style-name="P270"/>
      <text:p text:style-name="P270">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63"/>
      <text:p text:style-name="P173"><text:span text:style-name="T16">METHOD : </text:span><text:span text:style-name="T15">G</text:span><text:span text:style-name="T16">ET </text:span></text:p>
      <text:p text:style-name="P271">URL : http://127.0.0.1:8012/api/event_details?event_id=1</text:p>
      <text:p text:style-name="P271"/>
      <text:p text:style-name="P271">Sample Response:</text:p>
      <text:p text:style-name="P271"/>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64"/>
      <text:p text:style-name="P174"><text:span text:style-name="T16">METHOD : </text:span><text:span text:style-name="T17">POST</text:span></text:p>
      <text:p text:style-name="P273">URL : <text:a xlink:type="simple" xlink:href="http://127.0.0.1:8012/api/place" text:style-name="Internet_20_link" text:visited-style-name="Visited_20_Internet_20_Link">http://127.0.0.1:8012/api/</text:a><text:span text:style-name="T98">place_order</text:span></text:p>
      <text:p text:style-name="P272"/>
      <text:p text:style-name="P182"><text:span text:style-name="T14">Sample R</text:span><text:span text:style-name="T17">EQUEST</text:span><text:span text:style-name="T14">:</text:span></text:p>
      <text:p text:style-name="P272"/>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72"/>
      <text:p text:style-name="P277">Sample Response</text:p>
      <text:p text:style-name="P277">{</text:p>
      <text:p text:style-name="P277"><text:tab/>success:true,</text:p>
      <text:p text:style-name="P277"><text:tab/>message:”Order Placed Sucessfully”</text:p>
      <text:p text:style-name="P277">}</text:p>
      <text:p text:style-name="P277"/>
      <text:p text:style-name="P277"/>
      <text:p text:style-name="P281">30) <text:span text:style-name="T99">Admin Order List</text:span></text:p>
      <text:p text:style-name="P281"/>
      <text:p text:style-name="P265"/>
      <text:p text:style-name="P175"><text:span text:style-name="T16">METHOD : </text:span><text:span text:style-name="T18">GET</text:span></text:p>
      <text:p text:style-name="P274">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00">orders?is_download=true</text:span></text:a></text:p>
      <text:p text:style-name="P274"/>
      <text:p text:style-name="P294">To Downlaod Excel Data:</text:p>
      <text:p text:style-name="P294"/>
      <text:p text:style-name="P294">paramater:is_download=true</text:p>
      <text:p text:style-name="P294"/>
      <text:p text:style-name="P294">Sample Response:</text:p>
      <text:p text:style-name="P151">{</text:p>
      <text:p text:style-name="P151"><text:s/>"success": true,</text:p>
      <text:p text:style-name="P151">"base64_data": base64_data, </text:p>
      <text:p text:style-name="P151">'file_name':file_name</text:p>
      <text:p text:style-name="P151">}</text:p>
      <text:p text:style-name="P274"/>
      <text:p text:style-name="P274"/>
      <text:p text:style-name="P284">Sample Response:</text:p>
      <text:p text:style-name="P284"/>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84"/>
      <text:p text:style-name="P278"/>
      <text:p text:style-name="P282">3<text:span text:style-name="T101">1</text:span>) <text:span text:style-name="T99">Admin Order Details</text:span></text:p>
      <text:p text:style-name="P282"/>
      <text:p text:style-name="P266"/>
      <text:p text:style-name="P176"><text:span text:style-name="T16">METHOD : </text:span><text:span text:style-name="T18">GET</text:span></text:p>
      <text:p text:style-name="P295"><text:span text:style-name="T93">URL : </text:span><text:span text:style-name="T102">http://127.0.0.1:8012/api/orders/2</text:span></text:p>
      <text:p text:style-name="P275"/>
      <text:p text:style-name="P275"/>
      <text:p text:style-name="P285">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85"/>
      <text:p text:style-name="P285"><text:soft-page-break/></text:p>
      <text:p text:style-name="P283">3<text:span text:style-name="T101">1</text:span>) <text:span text:style-name="T108">Event Enquiry Add</text:span></text:p>
      <text:p text:style-name="P283"/>
      <text:p text:style-name="P267"/>
      <text:p text:style-name="P177"><text:span text:style-name="T16">METHOD : </text:span><text:span text:style-name="T18">GET</text:span></text:p>
      <text:p text:style-name="P299"><text:span text:style-name="T93">URL : </text:span><text:span text:style-name="T102">http://127.0.0.1:8012/api/</text:span><text:span text:style-name="T103">add_enquiry</text:span></text:p>
      <text:p text:style-name="P276"/>
      <text:p text:style-name="P276"/>
      <text:p text:style-name="P286">Sample <text:span text:style-name="T108">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76"/>
      <text:p text:style-name="P286">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87">32) Admin Event Enquiry List</text:p>
      <text:p text:style-name="P267"/>
      <text:p text:style-name="P177"><text:span text:style-name="T16">METHOD : </text:span><text:span text:style-name="T18">GET</text:span></text:p>
      <text:p text:style-name="P296"><text:span text:style-name="T93">URL : </text:span><text:span text:style-name="T29">http://127.0.0.1:8012/api/event_enquiry</text:span></text:p>
      <text:p text:style-name="P287"/>
      <text:p text:style-name="P287">Sample Response:</text:p>
      <text:p text:style-name="P287"/>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87"/>
      <text:p text:style-name="P287"/>
      <text:p text:style-name="P149"/>
      <text:p text:style-name="P288">32) Admin Event Enquiry <text:span text:style-name="T109">view</text:span></text:p>
      <text:p text:style-name="P268"/>
      <text:p text:style-name="P178"><text:span text:style-name="T16">METHOD : </text:span><text:span text:style-name="T18">GET</text:span></text:p>
      <text:p text:style-name="P297"><text:span text:style-name="T93">URL : </text:span><text:span text:style-name="T31">http://127.0.0.1:8012/api/event_enquiry/3</text:span></text:p>
      <text:p text:style-name="P288"/>
      <text:p text:style-name="P288">Sample Response:</text:p>
      <text:p text:style-name="P288"/>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89">33) Event Enquiry Delete</text:p>
      <text:p text:style-name="P289"/>
      <text:p text:style-name="P291"><text:soft-page-break/>METHOD : DELETE</text:p>
      <text:p text:style-name="P291"/>
      <text:p text:style-name="P298"><text:span text:style-name="T94">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21">{</text:p>
      <text:p text:style-name="P221"><text:s text:c="4"/>"success": true,</text:p>
      <text:p text:style-name="P221"><text:s text:c="4"/>"message": "Deleted successfully."</text:p>
      <text:p text:style-name="P221">}</text:p>
      <text:p text:style-name="P221"/>
      <text:p text:style-name="P221"/>
      <text:p text:style-name="P308">34) Customer Register (direct)</text:p>
      <text:p text:style-name="P308"/>
      <text:p text:style-name="P290"/>
      <text:p text:style-name="P292">METHOD : <text:span text:style-name="T110">POST</text:span></text:p>
      <text:p text:style-name="P292"/>
      <text:p text:style-name="P308"><text:span text:style-name="T95">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11">customer/register</text:span></text:a></text:p>
      <text:p text:style-name="P308"/>
      <text:p text:style-name="P308"/>
      <text:p text:style-name="P308"/>
      <text:p text:style-name="P309">Sample Response:</text:p>
      <text:p text:style-name="P309"/>
      <text:p text:style-name="P309">{</text:p>
      <text:p text:style-name="P309"><text:s text:c="2"/><text:span text:style-name="T112">first_name:”Dhamo”,</text:span></text:p>
      <text:p text:style-name="P310"><text:s text:c="2"/><text:span text:style-name="T112">email:”dhamo@gmail.com”,</text:span><text:tab/></text:p>
      <text:p text:style-name="P310"><text:s text:c="2"/><text:span text:style-name="T112">password:”Passw0rd”,</text:span></text:p>
      <text:p text:style-name="P309">}</text:p>
      <text:p text:style-name="P309"/>
      <text:p text:style-name="P309"/>
      <text:p text:style-name="P311">35) Payment Intent API</text:p>
      <text:p text:style-name="P311"/>
      <text:p text:style-name="P314">URL:<text:span text:style-name="T113">/api/payment_intents</text:span></text:p>
      <text:p text:style-name="P313"/>
      <text:p text:style-name="P311">METHOD : POST</text:p>
      <text:p text:style-name="P311"/>
      <text:p text:style-name="P311">SAMPLE REQUEST</text:p>
      <text:p text:style-name="P311"/>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11"/>
      <text:p text:style-name="P311"/>
      <text:p text:style-name="P311">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11"/>
      <text:p text:style-name="P316">36) Add Pages</text:p>
      <text:p text:style-name="P316"/>
      <text:p text:style-name="P300"><text:soft-page-break/><text:span text:style-name="T104">URL :</text:span><text:span text:style-name="T29">http://127.0.0.1:8012/api/pages</text:span><text:span text:style-name="T105"> </text:span></text:p>
      <text:p text:style-name="P315"/>
      <text:p text:style-name="P322">METHOD:POST</text:p>
      <text:p text:style-name="P322"/>
      <text:p text:style-name="P322">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12"/>
      <text:p text:style-name="P317">3<text:span text:style-name="T117">7</text:span>) <text:span text:style-name="T117">List</text:span> Pages</text:p>
      <text:p text:style-name="P317"/>
      <text:p text:style-name="P301"><text:span text:style-name="T104">URL :</text:span><text:span text:style-name="T29">http://127.0.0.1:8012/api/pages</text:span><text:span text:style-name="T105"> </text:span></text:p>
      <text:p text:style-name="P317"/>
      <text:p text:style-name="P323">METHOD:<text:span text:style-name="T117">GET</text:span></text:p>
      <text:p text:style-name="P323"/>
      <text:p text:style-name="P331">SAMPLE RESPONSE:</text:p>
      <text:p text:style-name="P331"/>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23"/>
      <text:p text:style-name="P323"><text:soft-page-break/></text:p>
      <text:p text:style-name="P334">38) Page Update</text:p>
      <text:p text:style-name="P334"/>
      <text:p text:style-name="P318"/>
      <text:p text:style-name="P302"><text:span text:style-name="T104">URL :</text:span><text:span text:style-name="T29">http://127.0.0.1:8012/api/pages</text:span><text:span text:style-name="T105"> </text:span></text:p>
      <text:p text:style-name="P318"/>
      <text:p text:style-name="P324">METHOD:<text:span text:style-name="T118">PUT</text:span></text:p>
      <text:p text:style-name="P324"/>
      <text:p text:style-name="P332">SAMPLE <text:span text:style-name="T118">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19"/>
      <text:p text:style-name="P303"><text:span text:style-name="T104">URL :</text:span><text:span text:style-name="T29">http://127.0.0.1:8012/api/</text:span><text:span text:style-name="T32">email_verification</text:span><text:span text:style-name="T105"> </text:span></text:p>
      <text:p text:style-name="P319"/>
      <text:p text:style-name="P325">METHOD:<text:span text:style-name="T119">POST</text:span></text:p>
      <text:p text:style-name="P325"/>
      <text:p text:style-name="P333">SAMPLE <text:span text:style-name="T118">REQUEST</text:span>:</text:p>
      <text:p text:style-name="P188">{</text:p>
      <text:p text:style-name="P188"><text:tab/>“token”:”xxxxxxxx”</text:p>
      <text:p text:style-name="P188">}</text:p>
      <text:p text:style-name="P333"/>
      <text:p text:style-name="P335">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36">40) Admin Get User Details</text:p>
      <text:p text:style-name="P336"/>
      <text:p text:style-name="P336">URL:<text:a xlink:type="simple" xlink:href="http://127.0.0.1:8012/api/users/:id" text:style-name="Internet_20_link" text:visited-style-name="Visited_20_Internet_20_Link">http://127.0.0.1:8012/api/users/:id</text:a></text:p>
      <text:p text:style-name="P320"/>
      <text:p text:style-name="P326">METHOD:<text:span text:style-name="T120">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36"/>
      <text:p text:style-name="P336"/>
      <text:p text:style-name="P341">41) Admin User Update</text:p>
      <text:p text:style-name="P337"/>
      <text:p text:style-name="P337">URL:<text:a xlink:type="simple" xlink:href="http://127.0.0.1:8012/api/users/:id" text:style-name="Internet_20_link" text:visited-style-name="Visited_20_Internet_20_Link">http://127.0.0.1:8012/api/users</text:a></text:p>
      <text:p text:style-name="P321"/>
      <text:p text:style-name="P327">METHOD:<text:span text:style-name="T121">PUT</text:span></text:p>
      <text:p text:style-name="P327"/>
      <text:p text:style-name="P341">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45">SAMPLE RESPONSE:</text:p>
      <text:p text:style-name="P345"/>
      <text:p text:style-name="P194">{</text:p>
      <text:p text:style-name="P194"><text:s text:c="4"/>"success": true,</text:p>
      <text:p text:style-name="P194"><text:s text:c="4"/>"message": "Updated successfully."</text:p>
      <text:p text:style-name="P194">}</text:p>
      <text:p text:style-name="P349"/>
      <text:p text:style-name="P350">43) Customer - Profile Update</text:p>
      <text:p text:style-name="P350"/>
      <text:p text:style-name="P338"/>
      <text:p text:style-name="P338">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22">customer</text:span></text:a></text:p>
      <text:p text:style-name="P350"/>
      <text:p text:style-name="P328">METHOD:<text:span text:style-name="T121">PUT</text:span></text:p>
      <text:p text:style-name="P328"/>
      <text:p text:style-name="P342">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46">SAMPLE RESPONSE:</text:p>
      <text:p text:style-name="P346"/>
      <text:p text:style-name="P195">{</text:p>
      <text:p text:style-name="P195"><text:s text:c="4"/>"success": true,</text:p>
      <text:p text:style-name="P195"><text:s text:c="4"/>"message": "Updated successfully."</text:p>
      <text:p text:style-name="P195">}</text:p>
      <text:p text:style-name="P195"/>
      <text:p text:style-name="P195"/>
      <text:p text:style-name="P351">4<text:span text:style-name="T123">4</text:span>) Customer - Profile <text:span text:style-name="T123">Image Update</text:span></text:p>
      <text:p text:style-name="P351"/>
      <text:p text:style-name="P356"><text:span text:style-name="T92"><text:s/></text:span><text:span text:style-name="T97">Avatar</text:span><text:span text:style-name="T96"> Upload</text:span></text:p>
      <text:p text:style-name="P44"><text:span text:style-name="T4">URL</text:span><text:span text:style-name="T81">: </text:span><text:span text:style-name="T54">http://127.0.0.1:8012/api/upload?folder_type=</text:span><text:span text:style-name="T57">profile_avatar</text:span><text:span text:style-name="T54">&amp;file_type=image</text:span></text:p>
      <text:p text:style-name="P222"/>
      <text:p text:style-name="P102"><text:span text:style-name="T1">METHOD</text:span> : <text:span text:style-name="T89">POST</text:span></text:p>
      <text:p text:style-name="P102"/>
      <text:p text:style-name="P254">Sample Request:</text:p>
      <text:p text:style-name="P130"/>
      <text:p text:style-name="P130">file_data:&lt;file_upload_form_data&gt;</text:p>
      <text:p text:style-name="P130"/>
      <text:p text:style-name="P130"/>
      <text:p text:style-name="P256">Response:</text:p>
      <text:p text:style-name="P256"/>
      <text:p text:style-name="P256">{</text:p>
      <text:p text:style-name="P256"><text:s text:c="4"/>"success": true,</text:p>
      <text:p text:style-name="P256"><text:s text:c="4"/>"data": {</text:p>
      <text:p text:style-name="P257"><text:s text:c="8"/>"file_dir": "assets/<text:span text:style-name="T124">profile_avatar</text:span>/",</text:p>
      <text:p text:style-name="P256"><text:s text:c="8"/>"file_name": "images.jpeg"</text:p>
      <text:p text:style-name="P256"><text:s text:c="4"/>}</text:p>
      <text:p text:style-name="P256">}</text:p>
      <text:p text:style-name="P256"/>
      <text:p text:style-name="P256"/>
      <text:p text:style-name="P351"/>
      <text:p text:style-name="P339">URL:<text:a xlink:type="simple" xlink:href="http://127.0.0.1:8012/api/users/:id" text:style-name="Internet_20_link" text:visited-style-name="Visited_20_Internet_20_Link">http://127.0.0.1:8012/api/</text:a><text:span text:style-name="T125">avatar_update</text:span></text:p>
      <text:p text:style-name="P352"/>
      <text:p text:style-name="P329">METHOD:<text:span text:style-name="T121">PUT</text:span></text:p>
      <text:p text:style-name="P329"/>
      <text:p text:style-name="P343">SAMPLE REQUEST:</text:p>
      <text:p text:style-name="P197">{</text:p>
      <text:p text:style-name="P197"><text:s text:c="8"/>"id": 2,</text:p>
      <text:p text:style-name="P197"><text:s text:c="8"/>"img_name": "a.jpg",</text:p>
      <text:p text:style-name="P197"><text:s text:c="8"/>"img_dir": "/assets/profile_avatar"</text:p>
      <text:p text:style-name="P197">}</text:p>
      <text:p text:style-name="P354"/>
      <text:p text:style-name="P354"><text:soft-page-break/></text:p>
      <text:p text:style-name="P347">SAMPLE RESPONSE:</text:p>
      <text:p text:style-name="P347"/>
      <text:p text:style-name="P196">{</text:p>
      <text:p text:style-name="P196"><text:s text:c="4"/>"success": true,</text:p>
      <text:p text:style-name="P196"><text:s text:c="4"/>"message": "Updated successfully."</text:p>
      <text:p text:style-name="P196">}</text:p>
      <text:p text:style-name="P196"/>
      <text:p text:style-name="P196"/>
      <text:p text:style-name="P353">4<text:span text:style-name="T126">6</text:span>) Customer – <text:span text:style-name="T126">Change Password</text:span></text:p>
      <text:p text:style-name="P353"/>
      <text:p text:style-name="P353"/>
      <text:p text:style-name="P340">URL:<text:a xlink:type="simple" xlink:href="http://127.0.0.1:8012/api/users/:id" text:style-name="Internet_20_link" text:visited-style-name="Visited_20_Internet_20_Link">http://127.0.0.1:8012/api/</text:a><text:span text:style-name="T127">change_password</text:span></text:p>
      <text:p text:style-name="P353"/>
      <text:p text:style-name="P330">METHOD:<text:span text:style-name="T128">POST</text:span></text:p>
      <text:p text:style-name="P330"/>
      <text:p text:style-name="P344">SAMPLE REQUEST:</text:p>
      <text:p text:style-name="P198">{</text:p>
      <text:p text:style-name="P198"><text:s text:c="8"/>"user_id": 2,</text:p>
      <text:p text:style-name="P198"><text:s text:c="8"/>"password": "123456",</text:p>
      <text:p text:style-name="P198"><text:s text:c="8"/>"confirm_password": "123456"</text:p>
      <text:p text:style-name="P198">}</text:p>
      <text:p text:style-name="P355"/>
      <text:p text:style-name="P355"/>
      <text:p text:style-name="P348">SAMPLE RESPONSE:</text:p>
      <text:p text:style-name="P348"/>
      <text:p text:style-name="P199">{</text:p>
      <text:p text:style-name="P199"><text:s text:c="4"/>"success": true,</text:p>
      <text:p text:style-name="P199"><text:s text:c="4"/>"message": "Password Updated Successfully"</text:p>
      <text:p text:style-name="P199">}</text:p>
      <text:p text:style-name="P199"/>
      <text:p text:style-name="P199"/>
      <text:p text:style-name="P357">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58">METHOD : POST</text:p>
      <text:p text:style-name="P358"/>
      <text:p text:style-name="P363">SAMPLE REQUEST</text:p>
      <text:p text:style-name="P366"/>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66"/>
      <text:p text:style-name="P368">SAMPLE RESPONSE</text:p>
      <text:p text:style-name="P206">{</text:p>
      <text:p text:style-name="P206"><text:s text:c="4"/>"success": true,</text:p>
      <text:p text:style-name="P206"><text:s text:c="4"/>"message": "Logged out successfully..."</text:p>
      <text:p text:style-name="P206">}</text:p>
      <text:p text:style-name="P206"/>
      <text:p text:style-name="P370">48) Admin Logout</text:p>
      <text:p text:style-name="P370"/>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59">METHOD : POST</text:p>
      <text:p text:style-name="P359"><text:soft-page-break/></text:p>
      <text:p text:style-name="P364">SAMPLE REQUEST</text:p>
      <text:p text:style-name="P367"/>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67"/>
      <text:p text:style-name="P369">SAMPLE RESPONSE</text:p>
      <text:p text:style-name="P207">{</text:p>
      <text:p text:style-name="P207"><text:s text:c="4"/>"success": true,</text:p>
      <text:p text:style-name="P207"><text:s text:c="4"/>"message": "Logged out successfully..."</text:p>
      <text:p text:style-name="P207">}</text:p>
      <text:p text:style-name="P207"/>
      <text:p text:style-name="P207"/>
      <text:p text:style-name="P372">49) Event Status Update</text:p>
      <text:p text:style-name="P372"/>
      <text:p text:style-name="P371"/>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60">METHOD : POST</text:p>
      <text:p text:style-name="P360"/>
      <text:p text:style-name="P365">SAMPLE REQUEST:</text:p>
      <text:p text:style-name="P415">{</text:p>
      <text:p text:style-name="P415"><text:tab/>"event_id":1,</text:p>
      <text:p text:style-name="P415"><text:tab/>"user_id":1,</text:p>
      <text:p text:style-name="P415"><text:tab/>"event_name":"LinkedIn Marketing Essentials",</text:p>
      <text:p text:style-name="P415"><text:tab/>"status":"declined",</text:p>
      <text:p text:style-name="P415"><text:tab/>"declined_message":"declined_message"</text:p>
      <text:p text:style-name="P415">}</text:p>
      <text:p text:style-name="P205"/>
      <text:p text:style-name="P205"/>
      <text:p text:style-name="P373">50) Email Logs</text:p>
      <text:p text:style-name="P373"/>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61">METHOD : <text:span text:style-name="T129">GET</text:span></text:p>
      <text:p text:style-name="P361"/>
      <text:p text:style-name="P373">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oft-page-break/><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61"/>
      <text:p text:style-name="P374">50) <text:span text:style-name="T130">Get Page – Fron end</text:span></text:p>
      <text:p text:style-name="P374"/>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62">METHOD : <text:span text:style-name="T130">POST</text:span></text:p>
      <text:p text:style-name="P362"/>
      <text:p text:style-name="P375">SAMPLE REQUEST:</text:p>
      <text:p text:style-name="P375"/>
      <text:p text:style-name="P212">{</text:p>
      <text:p text:style-name="P212"><text:tab/> <text:s text:c="7"/>"slug": "about-us"</text:p>
      <text:p text:style-name="P212">}</text:p>
      <text:p text:style-name="P362"/>
      <text:p text:style-name="P376">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oft-page-break/><text:s text:c="8"/>"deletedAt": null</text:p>
      <text:p text:style-name="P212"><text:s text:c="4"/>}</text:p>
      <text:p text:style-name="P212">}</text:p>
      <text:p text:style-name="P212"/>
      <text:p text:style-name="P212"/>
      <text:p text:style-name="P377">51) Download Invoice</text:p>
      <text:p text:style-name="P377"/>
      <text:p text:style-name="P378">METHOD : POST</text:p>
      <text:p text:style-name="P378"><text:span text:style-name="T131">URL:</text:span><text:a xlink:type="simple" xlink:href="http://127.0.0.1:8012/api/download_invoice" text:style-name="Internet_20_link" text:visited-style-name="Visited_20_Internet_20_Link"><text:span text:style-name="T131">http://127.0.0.1:8012/</text:span></text:a><text:a xlink:type="simple" xlink:href="http://127.0.0.1:8012/api/download_invoice" text:style-name="Internet_20_link" text:visited-style-name="Visited_20_Internet_20_Link">api/download_invoice</text:a></text:p>
      <text:p text:style-name="P378"/>
      <text:p text:style-name="P379">SAMPLE REQUEST:</text:p>
      <text:p text:style-name="P379">{</text:p>
      <text:p text:style-name="P379"/>
      <text:p text:style-name="P380">order_id:1</text:p>
      <text:p text:style-name="P379"/>
      <text:p text:style-name="P379">}</text:p>
      <text:p text:style-name="P379"/>
      <text:p text:style-name="P380">SAMple RESPONSE:</text:p>
      <text:p text:style-name="P380"/>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81">52) My Event List</text:p>
      <text:p text:style-name="P381"/>
      <text:p text:style-name="P387">METHOD : GET</text:p>
      <text:p text:style-name="P387"/>
      <text:p text:style-name="P304"><text:span text:style-name="T106">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223"/>
      <text:p text:style-name="P38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oft-page-break/><text:s text:c="12"/>"thumb_nail_img_name": "1589949432812_pss2021-banner1587723336cgtnz.png",</text:p>
      <text:p text:style-name="P214"><text:s text:c="12"/>"img_dir": "assets/events/",</text:p>
      <text:p text:style-name="P214"><text:s text:c="12"/>"img_name": "1589949436402_pss2021-banner1587723336cgtnz.png",</text:p>
      <text:p text:style-name="P214"><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87"/>
      <text:p text:style-name="P382">52) My Event <text:span text:style-name="T132">Details</text:span></text:p>
      <text:p text:style-name="P382"/>
      <text:p text:style-name="P388">METHOD : GET</text:p>
      <text:p text:style-name="P388"/>
      <text:p text:style-name="P404"><text:span text:style-name="T66">URL : </text:span><text:a xlink:type="simple" xlink:href="http://127.0.0.1:8012/api/my_events/" text:style-name="Internet_20_link" text:visited-style-name="Visited_20_Internet_20_Link">http://127.0.0.1:8012/api/</text:a><text:span text:style-name="T59">my_event_details</text:span><text:a xlink:type="simple" xlink:href="http://127.0.0.1:8012/api/my_events/" text:style-name="Internet_20_link" text:visited-style-name="Visited_20_Internet_20_Link">/</text:a><text:span text:style-name="T60">&lt;user_id&gt;/</text:span><text:span text:style-name="T61">&lt;id&gt;</text:span></text:p>
      <text:p text:style-name="P388"/>
      <text:p text:style-name="P393">SAMPLE RESONSE:</text:p>
      <text:p text:style-name="P224"/>
      <text:p text:style-name="P224">{</text:p>
      <text:p text:style-name="P224"><text:s text:c="4"/>"success": true,</text:p>
      <text:p text:style-name="P224"><text:s text:c="4"/>"data": {</text:p>
      <text:p text:style-name="P224"><text:s text:c="8"/>"id": 1,</text:p>
      <text:p text:style-name="P224"><text:s text:c="8"/>"user_id": 1,</text:p>
      <text:p text:style-name="P224"><text:s text:c="8"/>"name": "THE SHOW MUST GO ON! The Afro-Peruvian Sextet's Livestreaming Experience",</text:p>
      <text:p text:style-name="P224"><text:s text:c="8"/>"slug": "the-show-must-go-on-the-afro-peruvian-sextets-livestreaming-experience",</text:p>
      <text:p text:style-name="P393"><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24"><text:s text:c="8"/>"start_date": "2020-05-28",</text:p>
      <text:p text:style-name="P224"><text:s text:c="8"/>"end_date": "2020-05-29",</text:p>
      <text:p text:style-name="P224"><text:s text:c="8"/>"start_time": "2020-05-16 20:40:33",</text:p>
      <text:p text:style-name="P224"><text:s text:c="8"/>"end_time": "2020-05-16 18:30:33",</text:p>
      <text:p text:style-name="P224"><text:s text:c="8"/>"time_zone": "EST",</text:p>
      <text:p text:style-name="P224"><text:s text:c="8"/>"type": "online",</text:p>
      <text:p text:style-name="P224"><text:s text:c="8"/>"event_visibility": "private",</text:p>
      <text:p text:style-name="P224"><text:s text:c="8"/>"thumb_nail_img_dir": "assets/events/",</text:p>
      <text:p text:style-name="P224"><text:s text:c="8"/>"thumb_nail_img_name": "1589640803878_https___cdnevbuccom_images_90478005_189080945053_1_original.jpeg",</text:p>
      <text:p text:style-name="P224"><text:s text:c="8"/>"img_dir": "assets/events/",</text:p>
      <text:p text:style-name="P224"><text:s text:c="8"/>"img_name": "1589640808848_https___cdnevbuccom_images_90478005_189080945053_1_original.jpeg",</text:p>
      <text:p text:style-name="P224"><text:s text:c="8"/>"venue_name": "Trade Center",</text:p>
      <text:p text:style-name="P224"><text:s text:c="8"/>"address_line_1": "Great Southern Trunk Road,Meenambakkam",</text:p>
      <text:p text:style-name="P224"><text:s text:c="8"/>"address_line_2": "Tamil Nadu,India,600027",</text:p>
      <text:p text:style-name="P224"><text:s text:c="8"/>"city": "Chennai",</text:p>
      <text:p text:style-name="P224"><text:s text:c="8"/>"city_id": 1,</text:p>
      <text:p text:style-name="P224"><text:s text:c="8"/>"state": "Tamil Nadu",</text:p>
      <text:p text:style-name="P224"><text:s text:c="8"/>"state_id": 1,</text:p>
      <text:p text:style-name="P224"><text:s text:c="8"/>"country": "India",</text:p>
      <text:p text:style-name="P224"><text:s text:c="8"/>"country_id": 1,</text:p>
      <text:p text:style-name="P224"><text:s text:c="8"/>"pincode": "600027",</text:p>
      <text:p text:style-name="P224"><text:s text:c="8"/>"lat": "12.994112",</text:p>
      <text:p text:style-name="P224"><text:s text:c="8"/>"long": "80.1708668",</text:p>
      <text:p text:style-name="P224"><text:s text:c="8"/>"tags": "Music,tag1",</text:p>
      <text:p text:style-name="P224"><text:s text:c="8"/>"category_name": "Music",</text:p>
      <text:p text:style-name="P224"><text:s text:c="8"/>"category_id": 1,</text:p>
      <text:p text:style-name="P224"><text:s text:c="8"/>"currency_id": 1,</text:p>
      <text:p text:style-name="P224"><text:s text:c="8"/>"status": "published",</text:p>
      <text:p text:style-name="P224"><text:s text:c="8"/>"is_popular": true,</text:p>
      <text:p text:style-name="P224"><text:s text:c="8"/>"createdAt": "2020-05-16T14:55:16.000Z",</text:p>
      <text:p text:style-name="P224"><text:s text:c="8"/>"updatedAt": "2020-05-17T04:22:13.000Z",</text:p>
      <text:p text:style-name="P224"><text:s text:c="8"/>"deletedAt": null,</text:p>
      <text:p text:style-name="P224"><text:s text:c="8"/>"event_tickets": [</text:p>
      <text:p text:style-name="P224"><text:soft-page-break/><text:s text:c="12"/>{</text:p>
      <text:p text:style-name="P224"><text:s text:c="16"/>"id": 1,</text:p>
      <text:p text:style-name="P224"><text:s text:c="16"/>"event_id": 1,</text:p>
      <text:p text:style-name="P224"><text:s text:c="16"/>"name": "Single Ticket - 6:00pm (access for one)",</text:p>
      <text:p text:style-name="P224"><text:s text:c="16"/>"slug": "single-ticket-600pm-access-for-one",</text:p>
      <text:p text:style-name="P224"><text:s text:c="16"/>"description": "This ticket is good for online acces for ONE to this 8pm show. <text:s text:c="2"/>We encourage you to log in a few minutes early, just to make sure everything is working!\n",</text:p>
      <text:p text:style-name="P224"><text:s text:c="16"/>"quantity": 5000,</text:p>
      <text:p text:style-name="P224"><text:s text:c="16"/>"price": 20,</text:p>
      <text:p text:style-name="P224"><text:s text:c="16"/>"start_date": "2020-05-16T00:00:00.000Z",</text:p>
      <text:p text:style-name="P224"><text:s text:c="16"/>"end_date": "2020-05-26T00:00:00.000Z",</text:p>
      <text:p text:style-name="P224"><text:s text:c="16"/>"min_per_booking": 1,</text:p>
      <text:p text:style-name="P224"><text:s text:c="16"/>"max_per_booking": 1,</text:p>
      <text:p text:style-name="P224"><text:s text:c="16"/>"message_to_attendee": null,</text:p>
      <text:p text:style-name="P224"><text:s text:c="16"/>"createdAt": "2020-05-16T14:55:16.000Z",</text:p>
      <text:p text:style-name="P224"><text:s text:c="16"/>"updatedAt": "2020-05-17T04:22:13.000Z",</text:p>
      <text:p text:style-name="P224"><text:s text:c="16"/>"deletedAt": null</text:p>
      <text:p text:style-name="P224"><text:s text:c="12"/>}</text:p>
      <text:p text:style-name="P224"><text:s text:c="8"/>],</text:p>
      <text:p text:style-name="P224"><text:s text:c="8"/>"currency": {</text:p>
      <text:p text:style-name="P224"><text:s text:c="12"/>"id": 1,</text:p>
      <text:p text:style-name="P224"><text:s text:c="12"/>"name": "USD",</text:p>
      <text:p text:style-name="P224"><text:s text:c="12"/>"code": "usd",</text:p>
      <text:p text:style-name="P224"><text:s text:c="12"/>"is_active": true,</text:p>
      <text:p text:style-name="P224"><text:s text:c="12"/>"createdAt": "2020-05-16T20:16:01.000Z",</text:p>
      <text:p text:style-name="P224"><text:s text:c="12"/>"updatedAt": null,</text:p>
      <text:p text:style-name="P224"><text:s text:c="12"/>"deletedAt": null</text:p>
      <text:p text:style-name="P224"><text:s text:c="8"/>},</text:p>
      <text:p text:style-name="P224"><text:s text:c="8"/>"event_schedule_details": [</text:p>
      <text:p text:style-name="P224"><text:s text:c="12"/>{</text:p>
      <text:p text:style-name="P224"><text:s text:c="16"/>"id": 1,</text:p>
      <text:p text:style-name="P224"><text:s text:c="16"/>"event_id": 1,</text:p>
      <text:p text:style-name="P224"><text:s text:c="16"/>"event_day": "Day1 ",</text:p>
      <text:p text:style-name="P224"><text:s text:c="16"/>"event_time": "2020-05-16 20:30:33",</text:p>
      <text:p text:style-name="P224"><text:s text:c="16"/>"description": "This ticket is good for online acces for ONE to this 8pm show. <text:s text:c="2"/>We encourage you to log in a few minutes early, just to make sure everything is working!\n",</text:p>
      <text:p text:style-name="P224"><text:s text:c="16"/>"createdAt": "2020-05-16T14:55:16.000Z",</text:p>
      <text:p text:style-name="P224"><text:s text:c="16"/>"updatedAt": "2020-05-16T14:55:17.000Z",</text:p>
      <text:p text:style-name="P224"><text:s text:c="16"/>"deletedAt": null</text:p>
      <text:p text:style-name="P224"><text:s text:c="12"/>}</text:p>
      <text:p text:style-name="P224"><text:s text:c="8"/>]</text:p>
      <text:p text:style-name="P224"><text:s text:c="4"/>}</text:p>
      <text:p text:style-name="P224">}</text:p>
      <text:p text:style-name="P224"/>
      <text:p text:style-name="P224"/>
      <text:p text:style-name="P389"/>
      <text:p text:style-name="P383">52) My <text:span text:style-name="T133">Orders</text:span></text:p>
      <text:p text:style-name="P383"/>
      <text:p text:style-name="P389">METHOD : GET</text:p>
      <text:p text:style-name="P389"/>
      <text:p text:style-name="P405"><text:span text:style-name="T66">URL : </text:span><text:a xlink:type="simple" xlink:href="http://127.0.0.1:8012/api/my_events/" text:style-name="Internet_20_link" text:visited-style-name="Visited_20_Internet_20_Link"><text:span text:style-name="T59">http://127.0.0.1:8012/</text:span></text:a><text:span text:style-name="T62">api/my_orders/&lt;:user_id&gt;</text:span></text:p>
      <text:p text:style-name="P389"/>
      <text:p text:style-name="P225">SAMPLE RESONSE:</text:p>
      <text:p text:style-name="P225"/>
      <text:p text:style-name="P227">{</text:p>
      <text:p text:style-name="P227"><text:s text:c="4"/>"success": true,</text:p>
      <text:p text:style-name="P227"><text:s text:c="4"/>"data": [</text:p>
      <text:p text:style-name="P227"><text:s text:c="8"/>{</text:p>
      <text:p text:style-name="P227"><text:s text:c="12"/>"id": 4,</text:p>
      <text:p text:style-name="P227"><text:s text:c="12"/>"user_id": 1,</text:p>
      <text:p text:style-name="P227"><text:soft-page-break/><text:s text:c="12"/>"event_user_id": 1,</text:p>
      <text:p text:style-name="P227"><text:s text:c="12"/>"event_id": 2,</text:p>
      <text:p text:style-name="P227"><text:s text:c="12"/>"currency_id": 3,</text:p>
      <text:p text:style-name="P227"><text:s text:c="12"/>"no_of_tickets": 2,</text:p>
      <text:p text:style-name="P227"><text:s text:c="12"/>"total_amount": 62,</text:p>
      <text:p text:style-name="P227"><text:s text:c="12"/>"transaction_id": "pi_1GjeJrCUm7aWueh9xQ2lKLUc",</text:p>
      <text:p text:style-name="P227"><text:s text:c="12"/>"payment_source": "Stripe Payment",</text:p>
      <text:p text:style-name="P227"><text:s text:c="12"/>"status": "succeeded",</text:p>
      <text:p text:style-name="P227"><text:s text:c="12"/>"createdAt": "2020-05-17T04:41:50.000Z",</text:p>
      <text:p text:style-name="P227"><text:s text:c="12"/>"updatedAt": "2020-05-17T04:41:50.000Z",</text:p>
      <text:p text:style-name="P227"><text:s text:c="12"/>"deletedAt": null,</text:p>
      <text:p text:style-name="P227"><text:s text:c="12"/>"event_order_items": [</text:p>
      <text:p text:style-name="P227"><text:s text:c="16"/>{</text:p>
      <text:p text:style-name="P227"><text:s text:c="20"/>"id": 4,</text:p>
      <text:p text:style-name="P227"><text:s text:c="20"/>"event_order_id": 4,</text:p>
      <text:p text:style-name="P227"><text:s text:c="20"/>"event_ticket_id": 2,</text:p>
      <text:p text:style-name="P227"><text:s text:c="20"/>"no_of_tickets": 1,</text:p>
      <text:p text:style-name="P227"><text:s text:c="20"/>"amount": 22,</text:p>
      <text:p text:style-name="P227"><text:s text:c="20"/>"total_amount": 22,</text:p>
      <text:p text:style-name="P227"><text:s text:c="20"/>"createdAt": "2020-05-17T04:41:50.000Z",</text:p>
      <text:p text:style-name="P227"><text:s text:c="20"/>"updatedAt": "2020-05-17T04:41:50.000Z",</text:p>
      <text:p text:style-name="P227"><text:s text:c="20"/>"deletedAt": null</text:p>
      <text:p text:style-name="P227"><text:s text:c="16"/>},</text:p>
      <text:p text:style-name="P227"><text:s text:c="16"/>{</text:p>
      <text:p text:style-name="P227"><text:s text:c="20"/>"id": 5,</text:p>
      <text:p text:style-name="P227"><text:s text:c="20"/>"event_order_id": 4,</text:p>
      <text:p text:style-name="P227"><text:s text:c="20"/>"event_ticket_id": 3,</text:p>
      <text:p text:style-name="P227"><text:s text:c="20"/>"no_of_tickets": 1,</text:p>
      <text:p text:style-name="P227"><text:s text:c="20"/>"amount": 40,</text:p>
      <text:p text:style-name="P227"><text:s text:c="20"/>"total_amount": 40,</text:p>
      <text:p text:style-name="P227"><text:s text:c="20"/>"createdAt": "2020-05-17T04:41:50.000Z",</text:p>
      <text:p text:style-name="P227"><text:s text:c="20"/>"updatedAt": "2020-05-17T04:41:50.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oft-page-break/><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3,</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e5cCUm7aWueh9wdyN9gn0",</text:p>
      <text:p text:style-name="P227"><text:s text:c="12"/>"payment_source": "Stripe Payment",</text:p>
      <text:p text:style-name="P227"><text:s text:c="12"/>"status": "succeeded",</text:p>
      <text:p text:style-name="P227"><text:s text:c="12"/>"createdAt": "2020-05-17T04:27:16.000Z",</text:p>
      <text:p text:style-name="P227"><text:s text:c="12"/>"updatedAt": "2020-05-17T04:27:16.000Z",</text:p>
      <text:p text:style-name="P227"><text:s text:c="12"/>"deletedAt": null,</text:p>
      <text:p text:style-name="P227"><text:s text:c="12"/>"event_order_items": [</text:p>
      <text:p text:style-name="P227"><text:s text:c="16"/>{</text:p>
      <text:p text:style-name="P227"><text:s text:c="20"/>"id": 3,</text:p>
      <text:p text:style-name="P227"><text:s text:c="20"/>"event_order_id": 3,</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7T04:27:16.000Z",</text:p>
      <text:p text:style-name="P227"><text:s text:c="20"/>"updatedAt": "2020-05-17T04:27:16.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oft-page-break/><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2,</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e3LCUm7aWueh9ik2Xr9F0",</text:p>
      <text:p text:style-name="P227"><text:s text:c="12"/>"payment_source": "Stripe Payment",</text:p>
      <text:p text:style-name="P227"><text:s text:c="12"/>"status": "succeeded",</text:p>
      <text:p text:style-name="P227"><text:s text:c="12"/>"createdAt": "2020-05-17T04:24:46.000Z",</text:p>
      <text:p text:style-name="P227"><text:s text:c="12"/>"updatedAt": "2020-05-17T04:24:46.000Z",</text:p>
      <text:p text:style-name="P227"><text:s text:c="12"/>"deletedAt": null,</text:p>
      <text:p text:style-name="P227"><text:s text:c="12"/>"event_order_items": [</text:p>
      <text:p text:style-name="P227"><text:s text:c="16"/>{</text:p>
      <text:p text:style-name="P227"><text:s text:c="20"/>"id": 2,</text:p>
      <text:p text:style-name="P227"><text:s text:c="20"/>"event_order_id": 2,</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7T04:24:46.000Z",</text:p>
      <text:p text:style-name="P227"><text:s text:c="20"/>"updatedAt": "2020-05-17T04:24:47.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oft-page-break/><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1,</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S2vCUm7aWueh9BNKC9yZt",</text:p>
      <text:p text:style-name="P227"><text:s text:c="12"/>"payment_source": "Stripe Payment",</text:p>
      <text:p text:style-name="P227"><text:s text:c="12"/>"status": "succeeded",</text:p>
      <text:p text:style-name="P227"><text:s text:c="12"/>"createdAt": "2020-05-16T15:35:32.000Z",</text:p>
      <text:p text:style-name="P227"><text:s text:c="12"/>"updatedAt": "2020-05-16T15:35:32.000Z",</text:p>
      <text:p text:style-name="P227"><text:s text:c="12"/>"deletedAt": null,</text:p>
      <text:p text:style-name="P227"><text:s text:c="12"/>"event_order_items": [</text:p>
      <text:p text:style-name="P227"><text:s text:c="16"/>{</text:p>
      <text:p text:style-name="P227"><text:s text:c="20"/>"id": 1,</text:p>
      <text:p text:style-name="P227"><text:s text:c="20"/>"event_order_id": 1,</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6T15:35:32.000Z",</text:p>
      <text:p text:style-name="P227"><text:s text:c="20"/>"updatedAt": "2020-05-16T15:35:32.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oft-page-break/><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4"/>],</text:p>
      <text:p text:style-name="P227"><text:s text:c="4"/>"count": 4</text:p>
      <text:p text:style-name="P227">}</text:p>
      <text:p text:style-name="P227"/>
      <text:p text:style-name="P227"/>
      <text:p text:style-name="P227"/>
      <text:p text:style-name="P227"/>
      <text:p text:style-name="P390"/>
      <text:p text:style-name="P384">52) My <text:span text:style-name="T133">Order Detail</text:span></text:p>
      <text:p text:style-name="P384"/>
      <text:p text:style-name="P390">METHOD : GET</text:p>
      <text:p text:style-name="P390"/>
      <text:p text:style-name="P406"><text:span text:style-name="T66">URL : </text:span><text:a xlink:type="simple" xlink:href="http://127.0.0.1:8012/api/my_events/" text:style-name="Internet_20_link" text:visited-style-name="Visited_20_Internet_20_Link"><text:span text:style-name="T59">http://127.0.0.1:8012/</text:span></text:a><text:span text:style-name="T62">api/</text:span><text:span text:style-name="T63">my_order_detail</text:span><text:span text:style-name="T62">/&lt;:user_id&gt;/</text:span><text:span text:style-name="T63">&lt;:id&gt;</text:span></text:p>
      <text:p text:style-name="P390"/>
      <text:p text:style-name="P226">SAMPLE RESONSE:</text:p>
      <text:p text:style-name="P226"/>
      <text:p text:style-name="P228">{</text:p>
      <text:p text:style-name="P228"><text:s text:c="4"/>"success": true,</text:p>
      <text:p text:style-name="P228"><text:s text:c="4"/>"data": {</text:p>
      <text:p text:style-name="P228"><text:s text:c="8"/>"id": 4,</text:p>
      <text:p text:style-name="P228"><text:s text:c="8"/>"user_id": 1,</text:p>
      <text:p text:style-name="P228"><text:s text:c="8"/>"event_user_id": 1,</text:p>
      <text:p text:style-name="P228"><text:s text:c="8"/>"event_id": 2,</text:p>
      <text:p text:style-name="P228"><text:s text:c="8"/>"currency_id": 3,</text:p>
      <text:p text:style-name="P228"><text:s text:c="8"/>"no_of_tickets": 2,</text:p>
      <text:p text:style-name="P228"><text:s text:c="8"/>"total_amount": 62,</text:p>
      <text:p text:style-name="P228"><text:s text:c="8"/>"transaction_id": "pi_1GjeJrCUm7aWueh9xQ2lKLUc",</text:p>
      <text:p text:style-name="P228"><text:s text:c="8"/>"payment_source": "Stripe Payment",</text:p>
      <text:p text:style-name="P228"><text:s text:c="8"/>"status": "succeeded",</text:p>
      <text:p text:style-name="P228"><text:s text:c="8"/>"createdAt": "2020-05-17T04:41:50.000Z",</text:p>
      <text:p text:style-name="P228"><text:s text:c="8"/>"updatedAt": "2020-05-17T04:41:50.000Z",</text:p>
      <text:p text:style-name="P228"><text:s text:c="8"/>"deletedAt": null,</text:p>
      <text:p text:style-name="P228"><text:s text:c="8"/>"event": {</text:p>
      <text:p text:style-name="P228"><text:s text:c="12"/>"id": 2,</text:p>
      <text:p text:style-name="P228"><text:s text:c="12"/>"user_id": 1,</text:p>
      <text:p text:style-name="P228"><text:s text:c="12"/>"name": "GAIA: Global Activation of Intention and Action",</text:p>
      <text:p text:style-name="P228"><text:s text:c="12"/>"slug": "gaia-global-activation-of-intention-and-action",</text:p>
      <text:p text:style-name="P394"><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28"><text:s text:c="12"/>"start_date": "2020-05-21",</text:p>
      <text:p text:style-name="P228"><text:s text:c="12"/>"end_date": "2020-05-22",</text:p>
      <text:p text:style-name="P228"><text:s text:c="12"/>"start_time": "2020-05-17 6:0:18",</text:p>
      <text:p text:style-name="P228"><text:s text:c="12"/>"end_time": "2020-05-17 18:30:18",</text:p>
      <text:p text:style-name="P228"><text:s text:c="12"/>"time_zone": "BST",</text:p>
      <text:p text:style-name="P228"><text:s text:c="12"/>"type": "online",</text:p>
      <text:p text:style-name="P228"><text:s text:c="12"/>"event_visibility": "public",</text:p>
      <text:p text:style-name="P228"><text:s text:c="12"/>"thumb_nail_img_dir": "assets/events/",</text:p>
      <text:p text:style-name="P228"><text:s text:c="12"/>"thumb_nail_img_name": "1589690057407_https___cdnevbuccom_images_96944440_432371562_1_original.jpeg",</text:p>
      <text:p text:style-name="P228"><text:s text:c="12"/>"img_dir": "assets/events/",</text:p>
      <text:p text:style-name="P228"><text:s text:c="12"/>"img_name": "1589690062732_https___cdnevbuccom_images_90478005_189080945053_1_original.jpeg",</text:p>
      <text:p text:style-name="P228"><text:s text:c="12"/>"venue_name": "Hotel Taj",</text:p>
      <text:p text:style-name="P228"><text:s text:c="12"/>"address_line_1": "goa",</text:p>
      <text:p text:style-name="P228"><text:s text:c="12"/>"address_line_2": "North Goa,Goa,India,403004",</text:p>
      <text:p text:style-name="P228"><text:soft-page-break/><text:s text:c="12"/>"city": "North Goa",</text:p>
      <text:p text:style-name="P228"><text:s text:c="12"/>"city_id": 2,</text:p>
      <text:p text:style-name="P228"><text:s text:c="12"/>"state": "Goa",</text:p>
      <text:p text:style-name="P228"><text:s text:c="12"/>"state_id": 2,</text:p>
      <text:p text:style-name="P228"><text:s text:c="12"/>"country": "India",</text:p>
      <text:p text:style-name="P228"><text:s text:c="12"/>"country_id": 1,</text:p>
      <text:p text:style-name="P228"><text:s text:c="12"/>"pincode": "403004",</text:p>
      <text:p text:style-name="P228"><text:s text:c="12"/>"lat": "15.4571935",</text:p>
      <text:p text:style-name="P228"><text:s text:c="12"/>"long": "73.8115419",</text:p>
      <text:p text:style-name="P228"><text:s text:c="12"/>"tags": "Tag1,tag2",</text:p>
      <text:p text:style-name="P228"><text:s text:c="12"/>"category_name": "Music",</text:p>
      <text:p text:style-name="P228"><text:s text:c="12"/>"category_id": 1,</text:p>
      <text:p text:style-name="P228"><text:s text:c="12"/>"currency_id": 3,</text:p>
      <text:p text:style-name="P228"><text:s text:c="12"/>"status": "published",</text:p>
      <text:p text:style-name="P228"><text:s text:c="12"/>"is_popular": true,</text:p>
      <text:p text:style-name="P228"><text:s text:c="12"/>"createdAt": "2020-05-17T04:39:46.000Z",</text:p>
      <text:p text:style-name="P228"><text:s text:c="12"/>"updatedAt": "2020-05-17T06:48:29.000Z",</text:p>
      <text:p text:style-name="P228"><text:s text:c="12"/>"deletedAt": null</text:p>
      <text:p text:style-name="P228"><text:s text:c="8"/>},</text:p>
      <text:p text:style-name="P228"><text:s text:c="8"/>"event_order_items": [</text:p>
      <text:p text:style-name="P228"><text:s text:c="12"/>{</text:p>
      <text:p text:style-name="P228"><text:s text:c="16"/>"id": 4,</text:p>
      <text:p text:style-name="P228"><text:s text:c="16"/>"event_order_id": 4,</text:p>
      <text:p text:style-name="P228"><text:s text:c="16"/>"event_ticket_id": 2,</text:p>
      <text:p text:style-name="P228"><text:s text:c="16"/>"no_of_tickets": 1,</text:p>
      <text:p text:style-name="P228"><text:s text:c="16"/>"amount": 22,</text:p>
      <text:p text:style-name="P228"><text:s text:c="16"/>"total_amount": 22,</text:p>
      <text:p text:style-name="P228"><text:s text:c="16"/>"createdAt": "2020-05-17T04:41:50.000Z",</text:p>
      <text:p text:style-name="P228"><text:s text:c="16"/>"updatedAt": "2020-05-17T04:41:50.000Z",</text:p>
      <text:p text:style-name="P228"><text:s text:c="16"/>"deletedAt": null</text:p>
      <text:p text:style-name="P228"><text:s text:c="12"/>},</text:p>
      <text:p text:style-name="P228"><text:s text:c="12"/>{</text:p>
      <text:p text:style-name="P228"><text:s text:c="16"/>"id": 5,</text:p>
      <text:p text:style-name="P228"><text:s text:c="16"/>"event_order_id": 4,</text:p>
      <text:p text:style-name="P228"><text:s text:c="16"/>"event_ticket_id": 3,</text:p>
      <text:p text:style-name="P228"><text:s text:c="16"/>"no_of_tickets": 1,</text:p>
      <text:p text:style-name="P228"><text:s text:c="16"/>"amount": 40,</text:p>
      <text:p text:style-name="P228"><text:s text:c="16"/>"total_amount": 40,</text:p>
      <text:p text:style-name="P228"><text:s text:c="16"/>"createdAt": "2020-05-17T04:41:50.000Z",</text:p>
      <text:p text:style-name="P228"><text:s text:c="16"/>"updatedAt": "2020-05-17T04:41:50.000Z",</text:p>
      <text:p text:style-name="P228"><text:s text:c="16"/>"deletedAt": null</text:p>
      <text:p text:style-name="P228"><text:s text:c="12"/>}</text:p>
      <text:p text:style-name="P228"><text:s text:c="8"/>]</text:p>
      <text:p text:style-name="P228"><text:s text:c="4"/>}</text:p>
      <text:p text:style-name="P228">}</text:p>
      <text:p text:style-name="P228"/>
      <text:p text:style-name="P385">52) <text:span text:style-name="T134">Add My Event</text:span></text:p>
      <text:p text:style-name="P385"/>
      <text:p text:style-name="P391">METHOD : <text:span text:style-name="T134">POST</text:span></text:p>
      <text:p text:style-name="P391"/>
      <text:p text:style-name="P407"><text:span text:style-name="T66">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4">my_events</text:span></text:a></text:p>
      <text:p text:style-name="P230"/>
      <text:p text:style-name="P230">Same As Event Post </text:p>
      <text:p text:style-name="P230"/>
      <text:p text:style-name="P230"/>
      <text:p text:style-name="P386">5<text:span text:style-name="T135">3</text:span>) <text:span text:style-name="T135">Update My Event</text:span></text:p>
      <text:p text:style-name="P386"/>
      <text:p text:style-name="P392">METHOD : <text:span text:style-name="T135">PUT</text:span></text:p>
      <text:p text:style-name="P392"/>
      <text:p text:style-name="P408"><text:span text:style-name="T66">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4">my_events</text:span></text:a></text:p>
      <text:p text:style-name="P231"><text:soft-page-break/></text:p>
      <text:p text:style-name="P409"><text:span text:style-name="T59">Same As Event </text:span><text:span text:style-name="T65">Update</text:span></text:p>
      <text:p text:style-name="P229"/>
      <text:p text:style-name="P395"><text:span text:style-name="T134">5</text:span>4) My Tickets</text:p>
      <text:p text:style-name="P395"/>
      <text:p text:style-name="P395">METHOD : GET</text:p>
      <text:p text:style-name="P395"/>
      <text:p text:style-name="P395">URL: /api/my_tickets/:user_id</text:p>
      <text:p text:style-name="P395"/>
      <text:p text:style-name="P395">Sample Request</text:p>
      <text:p text:style-name="P395">==================</text:p>
      <text:p text:style-name="P395"/>
      <text:p text:style-name="P215">{</text:p>
      <text:p text:style-name="P215"><text:s text:c="4"/>"success": true,</text:p>
      <text:p text:style-name="P215"><text:s text:c="4"/>"data": [</text:p>
      <text:p text:style-name="P215"><text:s text:c="8"/>{</text:p>
      <text:p text:style-name="P215"><text:s text:c="12"/>"id": 1,</text:p>
      <text:p text:style-name="P215"><text:s text:c="12"/>"user_id": 2,</text:p>
      <text:p text:style-name="P215"><text:s text:c="12"/>"event_user_id": 2,</text:p>
      <text:p text:style-name="P215"><text:s text:c="12"/>"event_id": 1,</text:p>
      <text:p text:style-name="P215"><text:s text:c="12"/>"currency_id": 1,</text:p>
      <text:p text:style-name="P215"><text:s text:c="12"/>"no_of_tickets": 2,</text:p>
      <text:p text:style-name="P215"><text:s text:c="12"/>"total_amount": 106,</text:p>
      <text:p text:style-name="P215"><text:s text:c="12"/>"transaction_id": "pi_1Gm0RBCUm7aWueh9ezr9ERhD",</text:p>
      <text:p text:style-name="P215"><text:s text:c="12"/>"payment_source": "Stripe Payment",</text:p>
      <text:p text:style-name="P215"><text:s text:c="12"/>"status": "succeeded",</text:p>
      <text:p text:style-name="P215"><text:s text:c="12"/>"createdAt": "2020-05-23T16:43:08.000Z",</text:p>
      <text:p text:style-name="P215"><text:s text:c="12"/>"updatedAt": "2020-05-23T16:43:08.000Z",</text:p>
      <text:p text:style-name="P215"><text:s text:c="12"/>"deletedAt": null,</text:p>
      <text:p text:style-name="P215"><text:s text:c="12"/>"currency": {</text:p>
      <text:p text:style-name="P215"><text:s text:c="16"/>"name": "USD"</text:p>
      <text:p text:style-name="P215"><text:s text:c="12"/>},</text:p>
      <text:p text:style-name="P215"><text:s text:c="12"/>"event": {</text:p>
      <text:p text:style-name="P215"><text:s text:c="16"/>"name": "LinkedIn Marketing Essentials"</text:p>
      <text:p text:style-name="P215"><text:s text:c="12"/>}</text:p>
      <text:p text:style-name="P215"><text:s text:c="8"/>}</text:p>
      <text:p text:style-name="P215"><text:s text:c="4"/>],</text:p>
      <text:p text:style-name="P215"><text:s text:c="4"/>"count": 1</text:p>
      <text:p text:style-name="P215">}</text:p>
      <text:p text:style-name="P395"/>
      <text:p text:style-name="P395">55) My Ticket Details</text:p>
      <text:p text:style-name="P395"/>
      <text:p text:style-name="P395">METHOD : GET</text:p>
      <text:p text:style-name="P395"/>
      <text:p text:style-name="P395">URL: /api/my_tickets/:user_id/&lt;:ticket_id&gt;</text:p>
      <text:p text:style-name="P395"/>
      <text:p text:style-name="P399">Sample Response:</text:p>
      <text:p text:style-name="P399"/>
      <text:p text:style-name="P216">{</text:p>
      <text:p text:style-name="P216"><text:s text:c="4"/>"success": true,</text:p>
      <text:p text:style-name="P216"><text:s text:c="4"/>"data": {</text:p>
      <text:p text:style-name="P216"><text:s text:c="8"/>"id": 1,</text:p>
      <text:p text:style-name="P216"><text:s text:c="8"/>"user_id": 2,</text:p>
      <text:p text:style-name="P216"><text:s text:c="8"/>"event_user_id": 2,</text:p>
      <text:p text:style-name="P216"><text:s text:c="8"/>"event_id": 1,</text:p>
      <text:p text:style-name="P216"><text:s text:c="8"/>"currency_id": 1,</text:p>
      <text:p text:style-name="P216"><text:s text:c="8"/>"no_of_tickets": 2,</text:p>
      <text:p text:style-name="P216"><text:s text:c="8"/>"total_amount": 106,</text:p>
      <text:p text:style-name="P216"><text:s text:c="8"/>"transaction_id": "pi_1Gm0RBCUm7aWueh9ezr9ERhD",</text:p>
      <text:p text:style-name="P216"><text:s text:c="8"/>"payment_source": "Stripe Payment",</text:p>
      <text:p text:style-name="P216"><text:soft-page-break/><text:s text:c="8"/>"status": "succeeded",</text:p>
      <text:p text:style-name="P216"><text:s text:c="8"/>"createdAt": "2020-05-23T16:43:08.000Z",</text:p>
      <text:p text:style-name="P216"><text:s text:c="8"/>"updatedAt": "2020-05-23T16:43:08.000Z",</text:p>
      <text:p text:style-name="P216"><text:s text:c="8"/>"deletedAt": null,</text:p>
      <text:p text:style-name="P216"><text:s text:c="8"/>"event": {</text:p>
      <text:p text:style-name="P216"><text:s text:c="12"/>"name": "LinkedIn Marketing Essentials"</text:p>
      <text:p text:style-name="P216"><text:s text:c="8"/>},</text:p>
      <text:p text:style-name="P216"><text:s text:c="8"/>"event_order_items": [</text:p>
      <text:p text:style-name="P216"><text:s text:c="12"/>{</text:p>
      <text:p text:style-name="P216"><text:s text:c="16"/>"id": 1,</text:p>
      <text:p text:style-name="P216"><text:s text:c="16"/>"event_order_id": 1,</text:p>
      <text:p text:style-name="P216"><text:s text:c="16"/>"event_ticket_id": 1,</text:p>
      <text:p text:style-name="P216"><text:s text:c="16"/>"no_of_tickets": 1,</text:p>
      <text:p text:style-name="P216"><text:s text:c="16"/>"amount": 50,</text:p>
      <text:p text:style-name="P216"><text:s text:c="16"/>"total_amount": 50,</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order_id": 1,</text:p>
      <text:p text:style-name="P216"><text:s text:c="16"/>"event_ticket_id": 2,</text:p>
      <text:p text:style-name="P216"><text:s text:c="16"/>"no_of_tickets": 1,</text:p>
      <text:p text:style-name="P216"><text:s text:c="16"/>"amount": 56,</text:p>
      <text:p text:style-name="P216"><text:s text:c="16"/>"total_amount": 56,</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8"/>],</text:p>
      <text:p text:style-name="P216"><text:s text:c="8"/>"event_attenders": [</text:p>
      <text:p text:style-name="P216"><text:s text:c="12"/>{</text:p>
      <text:p text:style-name="P216"><text:s text:c="16"/>"id": 1,</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Software Engg",</text:p>
      <text:p text:style-name="P216"><text:s text:c="16"/>"city": "chennai",</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Tester",</text:p>
      <text:p text:style-name="P216"><text:s text:c="16"/>"city": "chenani",</text:p>
      <text:p text:style-name="P216"><text:s text:c="16"/>"createdAt": "2020-05-23T16:43:08.000Z",</text:p>
      <text:p text:style-name="P216"><text:s text:c="16"/>"updatedAt": "2020-05-23T16:43:08.000Z",</text:p>
      <text:p text:style-name="P216"><text:soft-page-break/><text:s text:c="16"/>"deletedAt": null</text:p>
      <text:p text:style-name="P216"><text:s text:c="12"/>}</text:p>
      <text:p text:style-name="P216"><text:s text:c="8"/>],</text:p>
      <text:p text:style-name="P216"><text:s text:c="8"/>"currency": {</text:p>
      <text:p text:style-name="P216"><text:s text:c="12"/>"name": "USD",</text:p>
      <text:p text:style-name="P216"><text:s text:c="12"/>"code": "usd"</text:p>
      <text:p text:style-name="P216"><text:s text:c="8"/>}</text:p>
      <text:p text:style-name="P216"><text:s text:c="4"/>}</text:p>
      <text:p text:style-name="P216">}</text:p>
      <text:p text:style-name="P216"/>
      <text:p text:style-name="P396"/>
      <text:p text:style-name="P396">55) <text:span text:style-name="T136">User Autocomplete</text:span></text:p>
      <text:p text:style-name="P396"/>
      <text:p text:style-name="P396">METHOD : GET</text:p>
      <text:p text:style-name="P396"/>
      <text:p text:style-name="P305"><text:span text:style-name="T107">URL: </text:span><text:span text:style-name="T29">api/user_auto_complete?q=dha</text:span></text:p>
      <text:p text:style-name="P396"/>
      <text:p text:style-name="P400">Sample Response:</text:p>
      <text:p text:style-name="P400"/>
      <text:p text:style-name="P217">{</text:p>
      <text:p text:style-name="P217"><text:s text:c="4"/>"success": true,</text:p>
      <text:p text:style-name="P217"><text:s text:c="4"/>"data": [</text:p>
      <text:p text:style-name="P217"><text:s text:c="8"/>{</text:p>
      <text:p text:style-name="P217"><text:s text:c="12"/>"id": 7,</text:p>
      <text:p text:style-name="P217"><text:s text:c="12"/>"first_name": "dhao",</text:p>
      <text:p text:style-name="P217"><text:s text:c="12"/>"last_name": null,</text:p>
      <text:p text:style-name="P217"><text:s text:c="12"/>"email": "852@gmail.com"</text:p>
      <text:p text:style-name="P217"><text:s text:c="8"/>},</text:p>
      <text:p text:style-name="P217"><text:s text:c="8"/>{</text:p>
      <text:p text:style-name="P217"><text:s text:c="12"/>"id": 6,</text:p>
      <text:p text:style-name="P217"><text:s text:c="12"/>"first_name": "dhao",</text:p>
      <text:p text:style-name="P217"><text:s text:c="12"/>"last_name": null,</text:p>
      <text:p text:style-name="P217"><text:s text:c="12"/>"email": "dd900@gmail.com"</text:p>
      <text:p text:style-name="P217"><text:s text:c="8"/>},</text:p>
      <text:p text:style-name="P217"><text:s text:c="8"/>{</text:p>
      <text:p text:style-name="P217"><text:s text:c="12"/>"id": 5,</text:p>
      <text:p text:style-name="P217"><text:s text:c="12"/>"first_name": "dhao",</text:p>
      <text:p text:style-name="P217"><text:s text:c="12"/>"last_name": null,</text:p>
      <text:p text:style-name="P217"><text:s text:c="12"/>"email": "d3d@gmail.com"</text:p>
      <text:p text:style-name="P217"><text:s text:c="8"/>},</text:p>
      <text:p text:style-name="P217"><text:s text:c="8"/>{</text:p>
      <text:p text:style-name="P217"><text:s text:c="12"/>"id": 4,</text:p>
      <text:p text:style-name="P217"><text:s text:c="12"/>"first_name": "dhao",</text:p>
      <text:p text:style-name="P217"><text:s text:c="12"/>"last_name": null,</text:p>
      <text:p text:style-name="P217"><text:s text:c="12"/>"email": "dd@gmail.com"</text:p>
      <text:p text:style-name="P217"><text:s text:c="8"/>},</text:p>
      <text:p text:style-name="P217"><text:s text:c="8"/>{</text:p>
      <text:p text:style-name="P217"><text:s text:c="12"/>"id": 3,</text:p>
      <text:p text:style-name="P217"><text:s text:c="12"/>"first_name": "dhao",</text:p>
      <text:p text:style-name="P217"><text:s text:c="12"/>"last_name": null,</text:p>
      <text:p text:style-name="P217"><text:s text:c="12"/>"email": "dddddddddddddddddd@gmail.com"</text:p>
      <text:p text:style-name="P217"><text:s text:c="8"/>},</text:p>
      <text:p text:style-name="P217"><text:s text:c="8"/>{</text:p>
      <text:p text:style-name="P217"><text:s text:c="12"/>"id": 2,</text:p>
      <text:p text:style-name="P217"><text:s text:c="12"/>"first_name": "Dhamo",</text:p>
      <text:p text:style-name="P217"><text:s text:c="12"/>"last_name": null,</text:p>
      <text:p text:style-name="P217"><text:s text:c="12"/>"email": "damovenkatesh@gmail.com"</text:p>
      <text:p text:style-name="P217"><text:s text:c="8"/>}</text:p>
      <text:p text:style-name="P217"><text:s text:c="4"/>],</text:p>
      <text:p text:style-name="P217"><text:s text:c="4"/>"count": 6</text:p>
      <text:p text:style-name="P217"><text:soft-page-break/>}</text:p>
      <text:p text:style-name="P217"/>
      <text:p text:style-name="P217"/>
      <text:p text:style-name="P397">55) <text:span text:style-name="T137">City Autocomplete</text:span></text:p>
      <text:p text:style-name="P397"/>
      <text:p text:style-name="P397">METHOD : GET</text:p>
      <text:p text:style-name="P397"/>
      <text:p text:style-name="P306"><text:span text:style-name="T107">URL: </text:span><text:span text:style-name="T29">api/</text:span><text:span text:style-name="T34">city</text:span><text:span text:style-name="T29">_auto_complete?q=</text:span><text:span text:style-name="T34">ch</text:span></text:p>
      <text:p text:style-name="P397"/>
      <text:p text:style-name="P401">Sample Response:</text:p>
      <text:p text:style-name="P401"/>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398">55) <text:span text:style-name="T137">City Autocomplete</text:span></text:p>
      <text:p text:style-name="P398"/>
      <text:p text:style-name="P398">METHOD : GET</text:p>
      <text:p text:style-name="P398"/>
      <text:p text:style-name="P307"><text:span text:style-name="T107">URL: </text:span><text:span text:style-name="T29">api/</text:span><text:span text:style-name="T34">city</text:span><text:span text:style-name="T29">_auto_complete?q=</text:span><text:span text:style-name="T34">ch</text:span></text:p>
      <text:p text:style-name="P398"/>
      <text:p text:style-name="P402">Sample Response:</text:p>
      <text:p text:style-name="P402"/>
      <text:p text:style-name="P219">{</text:p>
      <text:p text:style-name="P219"><text:s text:c="4"/>"success": true,</text:p>
      <text:p text:style-name="P219"><text:s text:c="4"/>"data": [</text:p>
      <text:p text:style-name="P219"><text:s text:c="8"/>{</text:p>
      <text:p text:style-name="P219"><text:s text:c="12"/>"id": 2,</text:p>
      <text:p text:style-name="P219"><text:s text:c="12"/>"name": "chennai",</text:p>
      <text:p text:style-name="P219"><text:s text:c="12"/>"slug": "chennai"</text:p>
      <text:p text:style-name="P219"><text:s text:c="8"/>}</text:p>
      <text:p text:style-name="P219"><text:s text:c="4"/>],</text:p>
      <text:p text:style-name="P219"><text:s text:c="4"/>"count": 1</text:p>
      <text:p text:style-name="P219">}</text:p>
      <text:p text:style-name="P219"/>
      <text:p text:style-name="P398">5<text:span text:style-name="T138">6</text:span>) <text:span text:style-name="T139">Events Autocomplete</text:span></text:p>
      <text:p text:style-name="P398"/>
      <text:p text:style-name="P398">METHOD : GET</text:p>
      <text:p text:style-name="P398"/>
      <text:p text:style-name="P307"><text:span text:style-name="T107">URL: </text:span><text:span text:style-name="T29">api/</text:span><text:span text:style-name="T35">event</text:span><text:span text:style-name="T29">_auto_complete?q=</text:span><text:span text:style-name="T34">ch</text:span></text:p>
      <text:p text:style-name="P398"/>
      <text:p text:style-name="P402">Sample Response:</text:p>
      <text:p text:style-name="P402"/>
      <text:p text:style-name="P220">{</text:p>
      <text:p text:style-name="P220"><text:s text:c="4"/>"success": true,</text:p>
      <text:p text:style-name="P220"><text:s text:c="4"/>"data": [</text:p>
      <text:p text:style-name="P220"><text:s text:c="8"/>{</text:p>
      <text:p text:style-name="P220"><text:s text:c="12"/>"id": 1,</text:p>
      <text:p text:style-name="P220"><text:s text:c="12"/>"name": "LinkedIn Marketing Essentials",</text:p>
      <text:p text:style-name="P220"><text:s text:c="12"/>"city": "Brisbane",</text:p>
      <text:p text:style-name="P220"><text:s text:c="12"/>"state": "Queensland",</text:p>
      <text:p text:style-name="P220"><text:s text:c="12"/>"slug": "linkedin-marketing-essentials",</text:p>
      <text:p text:style-name="P220"><text:soft-page-break/><text:s text:c="12"/>"venue_name": "Trade Center"</text:p>
      <text:p text:style-name="P220"><text:s text:c="8"/>}</text:p>
      <text:p text:style-name="P220"><text:s text:c="4"/>],</text:p>
      <text:p text:style-name="P220"><text:s text:c="4"/>"count": 1</text:p>
      <text:p text:style-name="P220">}</text:p>
      <text:p text:style-name="P220"/>
      <text:p text:style-name="P220"/>
      <text:p text:style-name="P418">5<text:span text:style-name="T140">7</text:span>) <text:span text:style-name="T140">Social Media Login/Register</text:span></text:p>
      <text:p text:style-name="P418"/>
      <text:p text:style-name="P418">METHOD : <text:span text:style-name="T141">POST</text:span></text:p>
      <text:p text:style-name="P418"/>
      <text:p text:style-name="P426"><text:span text:style-name="T107">URL: </text:span><text:span text:style-name="T29">api/</text:span><text:span text:style-name="T35">social_media</text:span></text:p>
      <text:p text:style-name="P418"/>
      <text:p text:style-name="P416">Sample <text:span text:style-name="T142">Request</text:span>:</text:p>
      <text:p text:style-name="P412">{</text:p>
      <text:p text:style-name="P412"><text:tab/>"register_type":"site",</text:p>
      <text:p text:style-name="P412"><text:tab/>"email":"tet111@g.com",</text:p>
      <text:p text:style-name="P412"><text:tab/>"first_name":"dhamo",</text:p>
      <text:p text:style-name="P412"><text:tab/>"social_media_u_id":"123456788"</text:p>
      <text:p text:style-name="P412">}</text:p>
      <text:p text:style-name="P412"/>
      <text:p text:style-name="P417">Sample <text:span text:style-name="T142">Response</text:span>:</text:p>
      <text:p text:style-name="P413">{</text:p>
      <text:p text:style-name="P413"><text:s text:c="4"/>"success": true,</text:p>
      <text:p text:style-name="P413"><text:s text:c="4"/>"data": {</text:p>
      <text:p text:style-name="P413"><text:s text:c="8"/>"id": 12,</text:p>
      <text:p text:style-name="P413"><text:s text:c="8"/>"first_name": "dhamo",</text:p>
      <text:p text:style-name="P413"><text:s text:c="8"/>"email": "tet1112@gma.com",</text:p>
      <text:p text:style-name="P413"><text:s text:c="8"/>"role_id": 2,</text:p>
      <text:p text:style-name="P413"><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413"><text:s text:c="8"/>"is_admin": false,</text:p>
      <text:p text:style-name="P413"><text:s text:c="8"/>"is_super_admin": false,</text:p>
      <text:p text:style-name="P413"><text:s text:c="8"/>"last_login_time": "21-Jun-2020 06:06:10 PM",</text:p>
      <text:p text:style-name="P413"><text:s text:c="8"/>"current_login_time": "21-Jun-2020 06:06:10 PM"</text:p>
      <text:p text:style-name="P413"><text:s text:c="4"/>}</text:p>
      <text:p text:style-name="P413">}</text:p>
      <text:p text:style-name="P416"/>
      <text:p text:style-name="P416"/>
      <text:p text:style-name="P416"/>
      <text:p text:style-name="P419">5<text:span text:style-name="T150">8</text:span>) <text:span text:style-name="T146">Admin Dashboard</text:span></text:p>
      <text:p text:style-name="P419"/>
      <text:p text:style-name="P419">METHOD : <text:span text:style-name="T146">GET</text:span></text:p>
      <text:p text:style-name="P419"/>
      <text:p text:style-name="P427"><text:span text:style-name="T107">URL: </text:span><text:span text:style-name="T29">api/</text:span><text:span text:style-name="T35">admin_dashboard_report</text:span></text:p>
      <text:p text:style-name="P427"><text:span text:style-name="T35"/></text:p>
      <text:p text:style-name="P422"><text:span text:style-name="T147">S</text:span>AMPLE RE<text:span text:style-name="T148">S</text:span>PONSE:</text:p>
      <text:p text:style-name="P430"><text:span text:style-name="T29"/></text:p>
      <text:p text:style-name="P430"><text:span text:style-name="T29">{</text:span></text:p>
      <text:p text:style-name="P430"><text:span text:style-name="T29"><text:s text:c="4"/>"success": true,</text:span></text:p>
      <text:p text:style-name="P430"><text:span text:style-name="T29"><text:s text:c="4"/>"data": {</text:span></text:p>
      <text:p text:style-name="P430"><text:span text:style-name="T29"><text:s text:c="8"/>"total_users": 13,</text:span></text:p>
      <text:p text:style-name="P430"><text:span text:style-name="T29"><text:s text:c="8"/>"today_register_users": 1,</text:span></text:p>
      <text:p text:style-name="P430"><text:span text:style-name="T29"><text:s text:c="8"/>"total_events": 30214,</text:span></text:p>
      <text:p text:style-name="P430"><text:soft-page-break/><text:span text:style-name="T29"><text:s text:c="8"/>"total_active_events": 30213,</text:span></text:p>
      <text:p text:style-name="P430"><text:span text:style-name="T29"><text:s text:c="8"/>"total_pending_events": 0,</text:span></text:p>
      <text:p text:style-name="P430"><text:span text:style-name="T29"><text:s text:c="8"/>"today_pending_events": 0,</text:span></text:p>
      <text:p text:style-name="P430"><text:span text:style-name="T29"><text:s text:c="8"/>"total_orders": 2,</text:span></text:p>
      <text:p text:style-name="P430"><text:span text:style-name="T29"><text:s text:c="8"/>"today_orders": 1</text:span></text:p>
      <text:p text:style-name="P430"><text:span text:style-name="T29"><text:s text:c="4"/>}</text:span></text:p>
      <text:p text:style-name="P430"><text:span text:style-name="T29">}</text:span></text:p>
      <text:p text:style-name="P419"/>
      <text:p text:style-name="P420">5<text:span text:style-name="T150">9</text:span>) <text:span text:style-name="T146">Admin Dashboard – Order Report</text:span></text:p>
      <text:p text:style-name="P420"/>
      <text:p text:style-name="P420">METHOD : <text:span text:style-name="T146">GET</text:span></text:p>
      <text:p text:style-name="P420"/>
      <text:p text:style-name="P428"><text:span text:style-name="T107">URL: </text:span><text:span text:style-name="T29">api/</text:span><text:span text:style-name="T35">admin_dashboard_order_report</text:span></text:p>
      <text:p text:style-name="P428"><text:span text:style-name="T35"/></text:p>
      <text:p text:style-name="P423"><text:span text:style-name="T147">S</text:span>AMPLE RE<text:span text:style-name="T148">S</text:span>PONSE:</text:p>
      <text:p text:style-name="P424"><text:span text:style-name="T29">{</text:span></text:p>
      <text:p text:style-name="P424"><text:span text:style-name="T29"><text:s text:c="4"/>"success": true,</text:span></text:p>
      <text:p text:style-name="P424"><text:span text:style-name="T29"><text:s text:c="4"/>"data": [</text:span></text:p>
      <text:p text:style-name="P424"><text:span text:style-name="T29"><text:s text:c="8"/>{</text:span></text:p>
      <text:p text:style-name="P424"><text:span text:style-name="T29"><text:s text:c="12"/>"total_orders": 2,</text:span></text:p>
      <text:p text:style-name="P424"><text:span text:style-name="T29"><text:s text:c="12"/>"date": "2020-06-22"</text:span></text:p>
      <text:p text:style-name="P424"><text:span text:style-name="T29"><text:s text:c="8"/>},</text:span></text:p>
      <text:p text:style-name="P424"><text:span text:style-name="T29"><text:s text:c="8"/>{</text:span></text:p>
      <text:p text:style-name="P424"><text:span text:style-name="T29"><text:s text:c="12"/>"total_orders": 1,</text:span></text:p>
      <text:p text:style-name="P424"><text:span text:style-name="T29"><text:s text:c="12"/>"date": "2020-06-23"</text:span></text:p>
      <text:p text:style-name="P424"><text:span text:style-name="T29"><text:s text:c="8"/>}</text:span></text:p>
      <text:p text:style-name="P424"><text:span text:style-name="T29"><text:s text:c="4"/>]</text:span></text:p>
      <text:p text:style-name="P424"><text:span text:style-name="T29">}</text:span></text:p>
      <text:p text:style-name="P424"><text:span text:style-name="T29"/></text:p>
      <text:p text:style-name="P421"><text:span text:style-name="T151">60</text:span>) <text:span text:style-name="T146">Admin Dashboard – Order Report</text:span></text:p>
      <text:p text:style-name="P421"/>
      <text:p text:style-name="P421">METHOD : <text:span text:style-name="T146">GET</text:span></text:p>
      <text:p text:style-name="P421"/>
      <text:p text:style-name="P429"><text:span text:style-name="T107">URL: </text:span><text:span text:style-name="T29">api/</text:span><text:span text:style-name="T35">admin_dashboard_</text:span><text:span text:style-name="T37">revenue</text:span><text:span text:style-name="T35">_report</text:span></text:p>
      <text:p text:style-name="P425"><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6-23T00:46:38.940289444</dc:date>
    <meta:editing-duration>P2DT22H41M16S</meta:editing-duration>
    <meta:editing-cycles>189</meta:editing-cycles>
    <meta:generator>LibreOffice/5.1.6.2$Linux_X86_64 LibreOffice_project/10m0$Build-2</meta:generator>
    <meta:document-statistic meta:table-count="0" meta:image-count="0" meta:object-count="0" meta:page-count="54" meta:paragraph-count="2522" meta:word-count="6931" meta:character-count="88474" meta:non-whitespace-character-count="63113"/>
  </office:meta>
</office:document-meta>
</file>